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2" style:family="paragraph" style:parent-style-name="Standard">
      <style:paragraph-properties fo:margin-top="0in" fo:margin-bottom="0in"/>
      <style:text-properties style:font-name="Times New Roman" fo:font-size="1pt" fo:language="en" fo:country="US" style:font-size-asian="1pt" style:font-name-complex="Times New Roman" style:font-size-complex="5pt"/>
    </style:style>
    <style:style style:name="P3" style:family="paragraph" style:parent-style-name="Standard">
      <style:paragraph-properties fo:margin-top="0in" fo:margin-bottom="0in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4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  <style:text-properties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 style:line-height-at-least="0.0146in" fo:text-align="justify" style:justify-single-word="false">
        <style:drop-cap style:lines="2"/>
      </style:paragraph-properties>
    </style:style>
    <style:style style:name="P6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10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2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13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font-name="Times New Roman" fo:font-size="8pt" fo:font-weight="normal" style:font-name-asian="Times New Roman" style:font-size-asian="8pt" style:font-weight-asian="normal" style:font-name-complex="Times New Roman" style:font-size-complex="8pt" style:font-weight-complex="normal"/>
    </style:style>
    <style:style style:name="P14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language="pt" fo:country="BR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left="0in" fo:margin-right="0in" fo:line-height="105%" fo:text-align="center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language="pt" fo:country="BR" style:font-name-asian="Times New Roman" style:font-size-asian="8pt" style:font-name-complex="Times New Roman" style:font-size-complex="8pt"/>
    </style:style>
    <style:style style:name="P20" style:family="paragraph" style:parent-style-name="Standard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8pt" style:font-name-asian="Times New Roman" style:font-size-asian="8pt" style:font-name-complex="Times New Roman" style:font-size-complex="8pt"/>
    </style:style>
    <style:style style:name="P21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  <style:text-properties style:text-position="0% 100%" style:font-name="Times New Roman" fo:font-size="8pt" fo:font-style="italic" fo:font-weight="normal" style:font-name-asian="Times New Roman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P22" style:family="paragraph" style:parent-style-name="Standard">
      <style:paragraph-properties fo:margin-left="0in" fo:margin-right="0in" fo:line-height="105%" fo:text-align="justify" style:justify-single-word="false" fo:text-indent="0.1417in" style:auto-text-indent="false"/>
    </style:style>
    <style:style style:name="P23" style:family="paragraph" style:parent-style-name="Standard">
      <style:paragraph-properties fo:margin-left="0in" fo:margin-right="0in" fo:margin-top="0in" fo:margin-bottom="0in" style:line-height-at-least="0.0146in" fo:text-indent="0.1417in" style:auto-text-indent="false"/>
      <style:text-properties style:font-name="Times New Roman" fo:font-size="3pt" style:font-size-asian="3pt" style:font-name-complex="Times New Roman" style:font-size-complex="3pt"/>
    </style:style>
    <style:style style:name="P2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417in" style:auto-text-indent="false"/>
      <style:text-properties style:font-name="Times New Roman" fo:font-size="3pt" style:font-name-asian="Times New Roman" style:font-size-asian="3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bold" style:font-size-asian="10pt" style:font-weight-asian="bold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weight="normal" style:font-size-asian="10pt" style:font-weight-asian="normal" style:font-name-complex="Times New Roman" style:font-size-complex="10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letter-spacing="0.002in" fo:font-style="normal" style:font-size-asian="10pt" style:font-style-asian="normal" style:font-name-complex="Times New Roman" style:font-size-complex="10pt" style:font-style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.1417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font-name="Times New Roman" fo:font-size="8pt" style:font-size-asian="8pt" style:font-name-complex="Times New Roman" style:font-size-complex="8pt"/>
    </style:style>
    <style:style style:name="P33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.1417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34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2pt" style:font-name-asian="Times New Roman" style:font-size-asian="2pt" style:font-name-complex="Times New Roman" style:font-size-complex="2pt"/>
    </style:style>
    <style:style style:name="P35" style:family="paragraph" style:parent-style-name="Standard">
      <style:paragraph-properties fo:margin-left="0in" fo:margin-right="0in" fo:margin-top="0in" fo:margin-bottom="0.0555in" fo:line-height="100%" fo:text-align="center" style:justify-single-word="false" fo:text-indent="0.1417in" style:auto-text-indent="false"/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36" style:family="paragraph" style:parent-style-name="Text_20_body">
      <style:paragraph-properties fo:margin-left="0in" fo:margin-right="0in" fo:line-height="105%" fo:text-align="start" style:justify-single-word="false" fo:text-indent="0.1417in" style:auto-text-indent="false"/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in" fo:margin-right="0in" fo:margin-top="0in" fo:margin-bottom="0in" fo:line-height="105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/>
    </style:style>
    <style:style style:name="P40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style:text-position="0% 100%"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P42" style:family="paragraph" style:parent-style-name="Text">
      <style:paragraph-properties fo:margin-left="0in" fo:margin-right="0in" fo:text-indent="0.1972in" style:auto-text-indent="false"/>
      <style:text-properties fo:font-size="8pt" fo:language="pt" fo:country="BR" fo:font-style="italic" style:font-size-asian="8pt" style:font-style-asian="italic" style:font-size-complex="8pt"/>
    </style:style>
    <style:style style:name="P43" style:family="paragraph" style:parent-style-name="Text">
      <style:paragraph-properties fo:margin-left="0in" fo:margin-right="0in" fo:text-indent="0.1972in" style:auto-text-indent="false"/>
      <style:text-properties fo:font-size="8pt" fo:language="pt" fo:country="BR" style:font-size-asian="8pt" style:font-size-complex="8pt"/>
    </style:style>
    <style:style style:name="P44" style:family="paragraph" style:parent-style-name="Authors">
      <style:paragraph-properties fo:margin-top="0.028in" fo:margin-bottom="0in"/>
      <style:text-properties fo:font-size="12pt" fo:language="pt" fo:country="BR" style:font-size-asian="12pt" style:font-size-complex="12pt"/>
    </style:style>
    <style:style style:name="P45" style:family="paragraph" style:parent-style-name="Abstract">
      <style:text-properties fo:font-size="10pt" style:font-size-asian="10pt"/>
    </style:style>
    <style:style style:name="P46" style:family="paragraph" style:parent-style-name="Ref_20_Text">
      <style:paragraph-properties fo:margin-left="0.1972in" fo:margin-right="0in" fo:line-height="100%" fo:text-indent="-0.1972in" style:auto-text-indent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47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</style:style>
    <style:style style:name="P48" style:family="paragraph" style:parent-style-name="Standard">
      <style:paragraph-properties fo:margin-left="0.2665in" fo:margin-right="0in" fo:line-height="100%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49" style:family="paragraph" style:parent-style-name="Standard">
      <style:paragraph-properties fo:margin-left="0.2665in" fo:margin-right="0in" fo:margin-top="0in" fo:margin-bottom="0.0555in" fo:line-height="100%" fo:text-align="justify" style:justify-single-word="false" fo:text-indent="-0.2665in" style:auto-text-indent="false">
        <style:tab-stops>
          <style:tab-stop style:position="0in"/>
        </style:tab-stops>
      </style:paragraph-properties>
      <style:text-properties style:font-name="Times New Roman" fo:font-size="8pt" style:font-size-asian="8pt" style:font-size-complex="8pt"/>
    </style:style>
    <style:style style:name="P50" style:family="paragraph" style:parent-style-name="Standard">
      <style:paragraph-properties fo:margin-top="0in" fo:margin-bottom="0.0555in" fo:line-height="100%" fo:text-align="justify" style:justify-single-word="false"/>
      <style:text-properties style:font-name="Times New Roman" fo:font-size="8pt" style:font-size-asian="8pt" style:font-size-complex="8pt"/>
    </style:style>
    <style:style style:name="P51" style:family="paragraph" style:parent-style-name="Authors">
      <style:paragraph-properties fo:margin-left="0in" fo:margin-right="0in" fo:margin-top="0in" fo:margin-bottom="0in" fo:text-indent="0.4917in" style:auto-text-indent="false"/>
      <style:text-properties fo:font-size="24pt" fo:language="en" fo:country="US" style:font-size-asian="24pt" style:font-size-complex="24pt"/>
    </style:style>
    <style:style style:name="P5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Times New Roman" fo:font-size="10pt" style:font-size-asian="10pt" style:font-name-complex="Times New Roman" style:font-size-complex="10pt"/>
    </style:style>
    <style:style style:name="P53" style:family="paragraph" style:parent-style-name="Standard">
      <style:paragraph-properties fo:margin-left="0in" fo:margin-right="0in" fo:margin-top="0in" fo:margin-bottom="0in" style:line-height-at-least="0.0146in" fo:text-align="end" style:justify-single-word="false" fo:text-indent="0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54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in" style:auto-text-indent="false"/>
      <style:text-properties style:font-name="Times New Roman" fo:font-size="10pt" fo:letter-spacing="0.002in" style:font-size-asian="10pt" style:font-name-complex="Times New Roman" style:font-size-complex="10pt"/>
    </style:style>
    <style:style style:name="P55" style:family="paragraph" style:parent-style-name="Standard">
      <style:paragraph-properties fo:margin-left="0in" fo:margin-right="0in" fo:margin-top="0in" fo:margin-bottom="0in" style:line-height-at-least="0.0146in" fo:text-align="justify" style:justify-single-word="false" fo:text-indent="0in" style:auto-text-indent="false"/>
      <style:text-properties style:text-position="0% 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56" style:family="paragraph" style:parent-style-name="Standard">
      <style:paragraph-properties fo:margin-top="0.028in" fo:margin-bottom="0.0555in" fo:text-align="justify" style:justify-single-word="false"/>
      <style:text-properties fo:language="pt" fo:country="BR"/>
    </style:style>
    <style:style style:name="P57" style:family="paragraph" style:parent-style-name="Standard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writing-mode="lr-tb"/>
      <style:text-properties fo:language="pt" fo:country="BR"/>
    </style:style>
    <style:style style:name="P58" style:family="paragraph" style:parent-style-name="Standard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writing-mode="lr-tb"/>
      <style:text-properties style:text-position="0% 100%" style:font-name="Times New Roman" fo:font-size="10pt" fo:language="pt" fo:country="BR" fo:font-style="normal" style:font-size-asian="10pt" style:font-style-asian="normal" style:font-name-complex="Times New Roman" style:font-size-complex="10pt" style:font-style-complex="normal"/>
    </style:style>
    <style:style style:name="P59" style:family="paragraph" style:parent-style-name="Standard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writing-mode="lr-tb"/>
      <style:text-properties style:font-name="Times New Roman" fo:font-size="10pt" fo:language="pt" fo:country="BR" style:font-size-asian="10pt" style:font-size-complex="10pt"/>
    </style:style>
    <style:style style:name="P60" style:family="paragraph" style:parent-style-name="Standard" style:master-page-name="">
      <style:paragraph-properties fo:margin-left="0.0264in" fo:margin-right="0in" fo:margin-top="0.028in" fo:margin-bottom="0.0555in" fo:line-height="115%" fo:text-align="justify" style:justify-single-word="false" fo:orphans="2" fo:widows="2" fo:text-indent="0.1102in" style:auto-text-indent="false" style:page-number="auto" style:writing-mode="lr-tb"/>
      <style:text-properties style:text-position="0% 100%" style:font-name="Times New Roman" fo:font-size="10pt" fo:language="pt" fo:country="BR" fo:font-style="normal" style:font-size-asian="10pt" style:font-style-asian="normal" style:font-name-complex="Times New Roman" style:font-size-complex="10pt" style:font-style-complex="normal"/>
    </style:style>
    <style:style style:name="P61" style:family="paragraph" style:parent-style-name="Abstract" style:master-page-name="Standard">
      <style:paragraph-properties style:page-number="auto"/>
    </style:style>
    <style:style style:name="P62" style:family="paragraph" style:parent-style-name="Heading_20_1">
      <style:paragraph-properties fo:margin-top="0.0555in" fo:margin-bottom="0in"/>
      <style:text-properties fo:text-transform="uppercase" fo:language="pt" fo:country="BR"/>
    </style:style>
    <style:style style:name="P63" style:family="paragraph" style:parent-style-name="Heading_20_1">
      <style:paragraph-properties fo:margin-top="0in" fo:margin-bottom="0in"/>
    </style:style>
    <style:style style:name="P64" style:family="paragraph" style:parent-style-name="Heading_20_1">
      <style:paragraph-properties fo:margin-top="0in" fo:margin-bottom="0in"/>
      <style:text-properties fo:language="pt" fo:country="BR"/>
    </style:style>
    <style:style style:name="P65" style:family="paragraph" style:parent-style-name="Heading_20_1">
      <style:paragraph-properties fo:margin-top="0.028in" fo:margin-bottom="0.0555in"/>
      <style:text-properties fo:language="pt" fo:country="B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BR"/>
    </style:style>
    <style:style style:name="T5" style:family="text">
      <style:text-properties fo:color="#ffffff" fo:font-size="9pt" fo:language="pt" fo:country="BR" fo:font-style="italic" style:font-size-asian="9pt" style:language-asian="zxx" style:country-asian="none" style:font-style-asian="italic" style:language-complex="ar" style:country-complex="SA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" style:family="text">
      <style:text-properties style:font-name="Times New Roman" fo:font-size="8pt" style:font-size-asian="8pt" style:font-size-complex="8pt"/>
    </style:style>
    <style:style style:name="T9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0" style:family="text">
      <style:text-properties fo:text-transform="uppercase" fo:language="pt" fo:country="BR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5" style:family="text">
      <style:text-properties style:text-position="0% 100%"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6" style:family="text">
      <style:text-properties style:text-position="0% 100%" style:font-name="Times New Roman" fo:language="pt" fo:country="BR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text-position="0% 100%" style:font-name="Times New Roman" fo:font-size="10pt" style:font-name-asian="Times New Roman" style:font-size-asian="10pt" style:font-name-complex="Times New Roman" style:font-size-complex="10pt"/>
    </style:style>
    <style:style style:name="T18" style:family="text">
      <style:text-properties style:text-position="0% 100%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9" style:family="text">
      <style:text-properties style:text-position="0% 100%"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T20" style:family="text">
      <style:text-properties style:text-position="0% 100%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style:text-position="33% 58%"/>
    </style:style>
    <style:style style:name="T24" style:family="text">
      <style:text-properties style:font-weight-complex="normal"/>
    </style:style>
    <style:style style:name="T25" style:family="text">
      <style:text-properties style:text-position="sub 58%"/>
    </style:style>
    <style:style style:name="T26" style:family="text">
      <style:text-properties style:text-position="sub 58%" style:font-weight-complex="normal"/>
    </style:style>
    <style:style style:name="T27" style:family="text">
      <style:text-properties style:text-position="super 58%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Frame1" text:anchor-type="char" svg:x="0.0953in" svg:y="0.0091in" svg:width="7.0264in" svg:height="1.172in" draw:z-index="0"><draw:text-box><text:p text:style-name="P51">Equa<text:span text:style-name="T4">ção De Onda Escalar E FDTD Em Uma Dimensão</text:span></text:p><text:p text:style-name="P44">J. E. Oliveira, <text:s/>V. R. Leonardi and L. R. d. Souza</text:p><text:p text:style-name="P1"/><text:p text:style-name="Standard"/></draw:text-box></draw:frame><text:span text:style-name="Footnote_20_Symbol"><text:span text:style-name="T5"><text:note text:id="ftn1" text:note-class="footnote"><text:note-citation>1</text:note-citation><text:note-body><text:p text:style-name="P43">J. E. Oliveira, Universidade de São Paulo, São Carlos, São Paulo, Brasil, jeosvici@usp.br, NUSP 10716491</text:p><text:p text:style-name="P43">V. R. Leonardi, Universidade de São Paulo, São Carlos, São Paulo, Brasil, vitorleonardi@usp.br, NUSP 10716567</text:p><text:p text:style-name="P43">L. R. de Souza, Universidade de São Paulo, São Carlos, São Paulo, Brasil, leo_souza@usp.br, NUSP </text:p><text:p text:style-name="P42">Corresponding author: Julio Eiji Oliveira</text:p></text:note-body></text:note></text:span></text:span><text:span text:style-name="T2">Abstract</text:span>—<text:span text:style-name="T4">Esse relatório tem como objetivo detalhar o uso do método FDTD para representação do comportamento de ondas em um meio computacional, partindo da equação de onda escalar em uma dimensão e levando a discussões sobre dispersão númerica, velocidade de fase e estabilidade.</text:span></text:p>
      <text:p text:style-name="P45"/>
      <text:p text:style-name="IndexTerms"><text:span text:style-name="T2"><text:s/>Keywords</text:span>— <text:span text:style-name="T4">FDTD em 1 dimensão; equação de onda escalar; simulação de ondas.</text:span> </text:p>
      <text:p text:style-name="P2"/>
      <text:h text:style-name="P62" text:outline-level="1" text:is-list-header="true">I. Introdução</text:h>
      <text:p text:style-name="P23"/>
      <text:p text:style-name="P4">A EQUAÇÃO de onda escalar é uma equação diferencial de segunda ordem com derivadas parciais. Sua importância se dá ao descrever a propagação das ondas, fator importante em áreas como acústica, dinâmica de fluídos e eletromagnetismo. No caso unidimensional (1), a equação descreve a propagação ao longo do eixo x e do tempo. </text:p>
      <text:p text:style-name="P4"/>
      <text:p text:style-name="P5"><text:span text:style-name="T7"><text:s text:c="11"/></text:span><text:span text:style-name="T7"><draw:frame draw:style-name="fr2" draw:name="Object1" text:anchor-type="as-char" svg:y="-0.2681in" svg:width="0.9535in" svg:height="0.4409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"> <text:s text:c="48"/>(1) <text:s/></text:span></text:p>
      <text:p text:style-name="P25"/>
      <text:p text:style-name="P25">Para que seja possível analisar o comportamento da onda em um meio computacional, é necessário uma discretização da equação escalar. Isso se dá com a utilização do método FDTD, gerando uma solução numérica que pode ser simulada por um computador.</text:p>
      <text:p text:style-name="P25"/>
      <text:p text:style-name="P25">A introdução do método FDTD também gera discussões sobre dispersão numérica, velocidade de fase e estabilidade, que devem ser levadas em conta na construção de um programa capaz de lidar com a questão de propagação de onda.</text:p>
      <text:p text:style-name="P25"/>
      <text:p text:style-name="P25">Para exemplificar e entender o método e suas aplicações, foram resolvidos os exercícios 2.4 a 2.11 do capítulo 2 do livro <text:span text:style-name="T3">Computational Electrdynamics: The Finite-Difference Time-Domain Method, </text:span><text:span text:style-name="T11">por A. Taflove e S. C. Hagness. Esses exercícios requerem a construção de programas que simulem a propagação de onda através do método FDTD.</text:span></text:p>
      <text:p text:style-name="P25"/>
      <text:p text:style-name="P25">Foi escolhido o programa Octave, para a construção dos programas necessários, por ser livre e conter métodos de fácil acesso para representação gráfica dos resultados.</text:p>
      <text:p text:style-name="P31"/>
      <text:p text:style-name="P31"/>
      <text:h text:style-name="P64" text:outline-level="1" text:is-list-header="true"/>
      <text:h text:style-name="P63" text:outline-level="1" text:is-list-header="true"><text:span text:style-name="T4">II. </text:span><text:span text:style-name="T10">FDTD para Equação de onda escalar</text:span></text:h>
      <text:p text:style-name="P40"/>
      <text:p text:style-name="P39"><text:span text:style-name="T24">Dada a equação (1), considere a representação</text:span><text:span text:style-name="T24"><draw:frame draw:style-name="fr2" draw:name="Object2" text:anchor-type="as-char" svg:y="-0.172in" svg:width="0.9209in" svg:height="0.2335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4">. Tomando a expansão de Taylor de u(x,t</text:span><text:span text:style-name="T26">n</text:span><text:span text:style-name="T24">) sobre o ponto x</text:span><text:span text:style-name="T26">i </text:span><text:span text:style-name="T20">até o ponto x</text:span><text:span text:style-name="T26">i</text:span><text:span text:style-name="T20"> + </text:span><text:span text:style-name="T20"><draw:frame draw:style-name="fr2" draw:name="Object3" text:anchor-type="as-char" svg:y="-0.1484in" svg:width="0.3161in" svg:height="0.1839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0">, mantendo t</text:span><text:span text:style-name="T26">n</text:span><text:span text:style-name="T20"> fixo:</text:span></text:p>
      <text:p text:style-name="P41"/>
      <text:p text:style-name="P41">(2.1)</text:p>
      <text:p text:style-name="P52"><draw:frame draw:style-name="fr2" draw:name="Object4" text:anchor-type="as-char" svg:y="-0.2929in" svg:width="3.4374in" svg:height="0.466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3"/>
      <text:p text:style-name="P33">De forma similar, considerando a expansão de Taylor ao ponto x<text:span text:style-name="T25">i</text:span> - <draw:frame draw:style-name="fr2" draw:name="Object5" text:anchor-type="as-char" svg:y="-0.1484in" svg:width="0.3161in" svg:height="0.1839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 ,mantendo t<text:span text:style-name="T25">n</text:span> fixo, tem-se</text:p>
      <text:p text:style-name="P33"/>
      <text:p text:style-name="P33">(2.2) <text:s/></text:p>
      <text:p text:style-name="P55"><draw:frame draw:style-name="fr2" draw:name="Object7" text:anchor-type="as-char" svg:y="-0.2929in" svg:width="3.4126in" svg:height="0.4661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3"/>
      <text:p text:style-name="P33">Somando as equações (2.1) e (2.2), encontra-se:</text:p>
      <text:p text:style-name="P33"/>
      <text:p text:style-name="P33">(2.3)</text:p>
      <text:p text:style-name="P33"><draw:frame draw:style-name="fr2" draw:name="Object40" text:anchor-type="as-char" svg:y="-0.2929in" svg:width="3.2075in" svg:height="0.4661in" draw:z-index="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3"/>
      <text:p text:style-name="P33">Resolvendo para a derivada de segunda ordem:</text:p>
      <text:p text:style-name="P33"><text:tab/></text:p>
      <text:p text:style-name="P33">(2.4)</text:p>
      <text:p text:style-name="P33"><draw:frame draw:style-name="fr2" draw:name="Object41" text:anchor-type="as-char" svg:y="-0.2929in" svg:width="2.789in" svg:height="0.472in" draw:z-index="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3"/>
      <text:p text:style-name="P33">Os termos a partir da derivada de quarta ordem se aproximarão de zero a medida que <draw:frame draw:style-name="fr2" draw:name="Object42" text:anchor-type="as-char" svg:y="-0.1484in" svg:width="0.3161in" svg:height="0.1839in" draw:z-index="10"><draw:object xlink:href="./Object 42" xlink:type="simple" xlink:show="embed" xlink:actuate="onLoad"/><draw:image xlink:href="./ObjectReplacements/Object 42" xlink:type="simple" xlink:show="embed" xlink:actuate="onLoad"/><svg:desc>formula</svg:desc></draw:frame>diminui. Pode-se então agrupá-los em um único termo <draw:frame draw:style-name="fr2" draw:name="Object61" text:anchor-type="as-char" svg:y="-0.172in" svg:width="0.7398in" svg:height="0.2138in" draw:z-index="11"><draw:object xlink:href="./Object 65" xlink:type="simple" xlink:show="embed" xlink:actuate="onLoad"/><draw:image xlink:href="./ObjectReplacements/Object 65" xlink:type="simple" xlink:show="embed" xlink:actuate="onLoad"/></draw:frame>, pois seu componente de maior valor dependerá de <draw:frame draw:style-name="fr2" draw:name="Object62" text:anchor-type="as-char" svg:y="-0.172in" svg:width="0.4902in" svg:height="0.2146in" draw:z-index="12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h text:style-name="P65" text:outline-level="1" text:is-list-header="true"/>
      <text:p text:style-name="P56"><text:s text:c="4"/><draw:frame draw:style-name="fr2" draw:name="Object63" text:anchor-type="as-char" svg:y="-0.2929in" svg:width="2.4047in" svg:height="0.472in" draw:z-index="13"><draw:object xlink:href="./Object 67" xlink:type="simple" xlink:show="embed" xlink:actuate="onLoad"/><draw:image xlink:href="./ObjectReplacements/Object 67" xlink:type="simple" xlink:show="embed" xlink:actuate="onLoad"/><svg:desc>formula</svg:desc></draw:frame> <text:s text:c="12"/><text:span text:style-name="T6">(2.5)</text:span></text:p>
      <text:p text:style-name="P60">É dito que a equação 2.5 tem precisão de segunda ordem e é a aproximação por diferenças centrais da derivada no espaço de segunda ordem.</text:p>
      <text:p text:style-name="P58">Por analogia, encontra-se uma aproximação para a derivada de segunda ordem no tempo:</text:p>
      <text:p text:style-name="P59"><text:tab/></text:p>
      <text:p text:style-name="P57"><text:soft-page-break/><text:span text:style-name="T6"><draw:frame draw:style-name="fr2" draw:name="Object64" text:anchor-type="as-char" svg:y="-0.2929in" svg:width="2.4138in" svg:height="0.472in" draw:z-index="1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6"><text:tab/> <text:s text:c="6"/>(2.6)</text:span></text:p>
      <text:p text:style-name="P59">Substituindo (2.5) e (2.6) em (1), obtem-se:</text:p>
      <text:p text:style-name="P59"><draw:frame draw:style-name="fr2" draw:name="Object65" text:anchor-type="as-char" svg:y="-0.5138in" svg:width="2.2484in" svg:height="0.9984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text:tab/> <text:s text:c="6"/>(2.7)</text:p>
      <text:p text:style-name="P59">Sabendo que essa aproximação tem precisão de segunda ordem no tempo e espaço, pode-se ignorar os termos de erro e resolver 2.7 para o valor futuro de u para chegar na equação explicita de u<text:span text:style-name="T25">i</text:span><text:span text:style-name="T27">n+1</text:span><text:span text:style-name="T13">:</text:span></text:p>
      <text:p text:style-name="P59"><text:span text:style-name="T13"><draw:frame draw:style-name="fr2" draw:name="Object66" text:anchor-type="as-char" svg:y="-0.3165in" svg:width="2.9335in" svg:height="0.5189in" draw:z-index="1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3">(2.8)</text:span></text:p>
      <text:p text:style-name="P59">Essa equação depende apenas de valores anteriores a n+1 e portanto pode ser calculada a partir de dados já conhecidos. Discretizando x<text:span text:style-name="T13"> e t de tal forma que </text:span><text:span text:style-name="T13"><draw:frame draw:style-name="fr2" draw:name="Object67" text:anchor-type="as-char" svg:y="-0.1484in" svg:width="1.4118in" svg:height="0.2091in" draw:z-index="18"><draw:object xlink:href="./Object 71" xlink:type="simple" xlink:show="embed" xlink:actuate="onLoad"/><draw:image xlink:href="./ObjectReplacements/Object 71" xlink:type="simple" xlink:show="embed" xlink:actuate="onLoad"/></draw:frame></text:span><text:span text:style-name="T13">, com i e n inteiros, a equação 2.8 é capaz de descrever a propagação de uma onda por meios computacionais.</text:span></text:p>
      <text:p text:style-name="P59"/>
      <text:h text:style-name="P65" text:outline-level="1" text:is-list-header="true">III. DISPERSÃO</text:h>
      <text:p text:style-name="P3"/>
      <text:p text:style-name="P26">Sejam <draw:frame draw:style-name="fr2" draw:name="Object68" text:anchor-type="as-char" svg:y="-0.1244in" svg:width="0.1819in" svg:height="0.1339in" draw:z-index="23"><draw:object xlink:href="./Object 72" xlink:type="simple" xlink:show="embed" xlink:actuate="onLoad"/><draw:image xlink:href="./ObjectReplacements/Object 72" xlink:type="simple" xlink:show="embed" xlink:actuate="onLoad"/></draw:frame>o comprimento de onda, <draw:frame draw:style-name="fr2" draw:name="Object69" text:anchor-type="as-char" svg:y="-0.1484in" svg:width="0.2035in" svg:height="0.1846in" draw:z-index="24"><draw:object xlink:href="./Object 73" xlink:type="simple" xlink:show="embed" xlink:actuate="onLoad"/><draw:image xlink:href="./ObjectReplacements/Object 73" xlink:type="simple" xlink:show="embed" xlink:actuate="onLoad"/><svg:desc>formula</svg:desc></draw:frame>a frequência, <draw:frame draw:style-name="fr2" draw:name="Object70" text:anchor-type="as-char" svg:y="-0.2445in" svg:width="0.552in" svg:height="0.3429in" draw:z-index="27"><draw:object xlink:href="./Object 74" xlink:type="simple" xlink:show="embed" xlink:actuate="onLoad"/><draw:image xlink:href="./ObjectReplacements/Object 74" xlink:type="simple" xlink:show="embed" xlink:actuate="onLoad"/><svg:desc>formula</svg:desc></draw:frame>o número de onda e <draw:frame draw:style-name="fr2" draw:name="Object71" text:anchor-type="as-char" svg:y="-0.1484in" svg:width="0.6819in" svg:height="0.1846in" draw:z-index="33"><draw:object xlink:href="./Object 75" xlink:type="simple" xlink:show="embed" xlink:actuate="onLoad"/><draw:image xlink:href="./ObjectReplacements/Object 75" xlink:type="simple" xlink:show="embed" xlink:actuate="onLoad"/><svg:desc>formula</svg:desc></draw:frame>a frequência angular. Tomando a solução senoidal de (1), pode-se explorar a relação de dispersão no caso contínuo e no caso do FDTD:</text:p>
      <text:p text:style-name="P53"/>
      <text:p text:style-name="P53"><draw:frame draw:style-name="fr2" draw:name="Object6" text:anchor-type="as-char" svg:y="-0.172in" svg:width="1.1925in" svg:height="0.2146in" draw:z-index="34"><draw:object xlink:href="./Object 6" xlink:type="simple" xlink:show="embed" xlink:actuate="onLoad"/><draw:image xlink:href="./ObjectReplacements/Object 6" xlink:type="simple" xlink:show="embed" xlink:actuate="onLoad"/><svg:desc>formula</svg:desc></draw:frame> <text:s text:c="45"/>(3.1)</text:p>
      <text:p text:style-name="P26"/>
      <text:p text:style-name="P26">Onde j é a unidade imaginária. Substituindo essa solução na equação (1):</text:p>
      <text:p text:style-name="P26"/>
      <text:p text:style-name="P26"><draw:frame draw:style-name="fr2" draw:name="Object8" text:anchor-type="as-char" svg:y="-0.172in" svg:width="2.2874in" svg:height="0.2146in" draw:z-index="36"><draw:object xlink:href="./Object 8" xlink:type="simple" xlink:show="embed" xlink:actuate="onLoad"/><draw:image xlink:href="./ObjectReplacements/Object 8" xlink:type="simple" xlink:show="embed" xlink:actuate="onLoad"/><svg:desc>formula</svg:desc></draw:frame> <text:s text:c="16"/>(3.2)</text:p>
      <text:p text:style-name="P26"/>
      <text:p text:style-name="P26">Resolvendo a equação tem-se:</text:p>
      <text:p text:style-name="P26"/>
      <text:p text:style-name="P26"><draw:frame draw:style-name="fr2" draw:name="Object9" text:anchor-type="as-char" svg:y="-0.1547in" svg:width="0.6535in" svg:height="0.3043in" draw:z-index="37"><draw:object xlink:href="./Object 9" xlink:type="simple" xlink:show="embed" xlink:actuate="onLoad"/><draw:image xlink:href="./ObjectReplacements/Object 9" xlink:type="simple" xlink:show="embed" xlink:actuate="onLoad"/><svg:desc>formula</svg:desc></draw:frame> <text:tab/><text:tab/><text:tab/><text:tab/> <text:s text:c="6"/>(3.3)</text:p>
      <text:p text:style-name="P26"/>
      <text:p text:style-name="P26">Essa equação indica uma relação linear entre o número de onda e a frequência angular. </text:p>
      <text:p text:style-name="P26">No vácuo, a velocidade v é constante e igual a velocidade da luz, c. Dessa forma, é possível exprimir a velocidade de fase da onda:</text:p>
      <text:p text:style-name="P26"/>
      <text:p text:style-name="P26"><draw:frame draw:style-name="fr2" draw:name="Object10" text:anchor-type="as-char" svg:y="-0.1547in" svg:width="0.8661in" svg:height="0.3035in" draw:z-index="38"><draw:object xlink:href="./Object 10" xlink:type="simple" xlink:show="embed" xlink:actuate="onLoad"/><draw:image xlink:href="./ObjectReplacements/Object 10" xlink:type="simple" xlink:show="embed" xlink:actuate="onLoad"/></draw:frame><text:tab/><text:tab/><text:tab/><text:tab/> <text:s text:c="6"/>(3,4)</text:p>
      <text:p text:style-name="P26">Com os resultados de (3.3) e (3.4), pode-se concluir que ondas propagantes no caso contínuo não apresentam efeitos de dispersão no vácuo.</text:p>
      <text:p text:style-name="P26"/>
      <text:p text:style-name="P26">No caso do FDTD, pode-se obter a relação de dispersão numérica aplicando um processo similiar. Considerando a mesma solução dada por (3.1), porém agora discretizada no tempo e espaço por (x<text:span text:style-name="T25">i</text:span><text:span text:style-name="T13">, t</text:span><text:span text:style-name="T25">n</text:span>), e <draw:frame draw:style-name="fr2" draw:name="Object11" text:anchor-type="as-char" svg:y="-0.1626in" svg:width="1.0819in" svg:height="0.2228in" draw:z-index="39"><draw:object xlink:href="./Object 11" xlink:type="simple" xlink:show="embed" xlink:actuate="onLoad"/><draw:image xlink:href="./ObjectReplacements/Object 11" xlink:type="simple" xlink:show="embed" xlink:actuate="onLoad"/></draw:frame>o número de onda do caso numérico:</text:p>
      <text:p text:style-name="P26"/>
      <text:p text:style-name="P26"><draw:frame draw:style-name="fr2" draw:name="Object12" text:anchor-type="as-char" svg:y="-0.1799in" svg:width="1.1756in" svg:height="0.2402in" draw:z-index="40"><draw:object xlink:href="./Object 12" xlink:type="simple" xlink:show="embed" xlink:actuate="onLoad"/><draw:image xlink:href="./ObjectReplacements/Object 12" xlink:type="simple" xlink:show="embed" xlink:actuate="onLoad"/></draw:frame><text:tab/><text:tab/><text:tab/> <text:s text:c="6"/>(3.5)</text:p>
      <text:p text:style-name="P26"/>
      <text:p text:style-name="P26">Acoplando essa solução na equação (1):</text:p>
      <text:p text:style-name="P26"/>
      <text:p text:style-name="P26">(3.6)</text:p>
      <text:p text:style-name="P26"><draw:frame draw:style-name="fr2" draw:name="Object13" text:anchor-type="as-char" svg:y="-0.5071in" svg:width="3.1035in" svg:height="0.9543in" draw:z-index="4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6"/>
      <text:p text:style-name="P26">Simplificando, organizando os termos e dividindo por 2 temos:</text:p>
      <text:p text:style-name="P26"/>
      <text:p text:style-name="P26">(3.7)</text:p>
      <text:p text:style-name="P26"><draw:frame draw:style-name="fr2" draw:name="Object14" text:anchor-type="as-char" svg:y="-0.2965in" svg:width="3.2472in" svg:height="0.4665in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6"/>
      <text:p text:style-name="P26">Aplicando a fórmula d Euler encontra-se a relação de dispersão para o método numérico:</text:p>
      <text:p text:style-name="P26"/>
      <text:p text:style-name="P26"><draw:frame draw:style-name="fr2" draw:name="Object15" text:anchor-type="as-char" svg:y="-0.2811in" svg:width="2.7118in" svg:height="0.45in" draw:z-index="43"><draw:object xlink:href="./Object 15" xlink:type="simple" xlink:show="embed" xlink:actuate="onLoad"/><draw:image xlink:href="./ObjectReplacements/Object 15" xlink:type="simple" xlink:show="embed" xlink:actuate="onLoad"/></draw:frame> <text:s text:c="4"/>(3.8)</text:p>
      <text:p text:style-name="P26"/>
      <text:p text:style-name="P26"><draw:frame draw:style-name="fr2" draw:name="Object16" text:anchor-type="as-char" svg:y="-0.3047in" svg:width="2.8984in" svg:height="0.4965in" draw:z-index="44"><draw:object xlink:href="./Object 16" xlink:type="simple" xlink:show="embed" xlink:actuate="onLoad"/><draw:image xlink:href="./ObjectReplacements/Object 16" xlink:type="simple" xlink:show="embed" xlink:actuate="onLoad"/><svg:desc>formula</svg:desc></draw:frame>(3.9)</text:p>
      <text:p text:style-name="P26"/>
      <text:p text:style-name="P26">Comparadas à relação (3.3), as relações (3.8) e (3.9) são mais complexas e apresentam características relevantes para certos valores de <draw:frame draw:style-name="fr2" draw:name="Object17" text:anchor-type="as-char" svg:y="-0.1484in" svg:width="0.3161in" svg:height="0.1839in" draw:z-index="45"><draw:object xlink:href="./Object 17" xlink:type="simple" xlink:show="embed" xlink:actuate="onLoad"/><draw:image xlink:href="./ObjectReplacements/Object 17" xlink:type="simple" xlink:show="embed" xlink:actuate="onLoad"/><svg:desc>formula</svg:desc></draw:frame>e <draw:frame draw:style-name="fr2" draw:name="Object72" text:anchor-type="as-char" svg:y="-0.1484in" svg:width="0.2807in" svg:height="0.1846in" draw:z-index="46"><draw:object xlink:href="./Object 38" xlink:type="simple" xlink:show="embed" xlink:actuate="onLoad"/><draw:image xlink:href="./ObjectReplacements/Object 38" xlink:type="simple" xlink:show="embed" xlink:actuate="onLoad"/><svg:desc>formula</svg:desc></draw:frame>.</text:p>
      <text:p text:style-name="P54"/>
      <text:p text:style-name="P26">Quando<draw:frame draw:style-name="fr2" draw:name="Object73" text:anchor-type="as-char" svg:y="-0.1484in" svg:width="0.3161in" svg:height="0.1839in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e <draw:frame draw:style-name="fr2" draw:name="Object74" text:anchor-type="as-char" svg:y="-0.1484in" svg:width="0.2807in" svg:height="0.1846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se aproximam de zero, a equação (3.9) pode ser resolvida por uma expansão de Taylor dos cossenos, gerando:</text:p>
      <text:p text:style-name="P26"/>
      <text:p text:style-name="P29"><draw:frame draw:style-name="fr2" draw:name="Object75" text:anchor-type="as-char" svg:y="-0.2437in" svg:width="1.2992in" svg:height="0.3929in" draw:z-index="49"><draw:object xlink:href="./Object 49" xlink:type="simple" xlink:show="embed" xlink:actuate="onLoad"/><draw:image xlink:href="./ObjectReplacements/Object 49" xlink:type="simple" xlink:show="embed" xlink:actuate="onLoad"/></draw:frame><text:tab/><text:tab/><text:tab/> <text:s text:c="4"/>(3.10)</text:p>
      <text:p text:style-name="P29"/>
      <text:p text:style-name="P29">Nota-se então que para passos que tendem a zero no espaço e no tempo o número de onda da solução numérica é o próprio número de onda da solução contínua, gerando uma velocidade de fase constante no vácuo. Ou seja, a onda simulada pelo FDTD não apresenta dispersão numérica.</text:p>
      <text:p text:style-name="P29"/>
      <text:p text:style-name="P29"><text:soft-page-break/>O segundo caso se refere ao “passo mágico”, onde <draw:frame draw:style-name="fr2" draw:name="Object76" text:anchor-type="as-char" svg:y="-0.1484in" svg:width="0.761in" svg:height="0.1846in" draw:z-index="50"><draw:object xlink:href="./Object 76" xlink:type="simple" xlink:show="embed" xlink:actuate="onLoad"/><draw:image xlink:href="./ObjectReplacements/Object 76" xlink:type="simple" xlink:show="embed" xlink:actuate="onLoad"/><svg:desc>formula</svg:desc></draw:frame>. Substituíndo em (3.9) chega-se à relação:</text:p>
      <text:p text:style-name="P29"/>
      <text:p text:style-name="P29"><draw:frame draw:style-name="fr2" draw:name="Object77" text:anchor-type="as-char" svg:y="-0.2445in" svg:width="0.9193in" svg:height="0.3937in" draw:z-index="51"><draw:object xlink:href="./Object 77" xlink:type="simple" xlink:show="embed" xlink:actuate="onLoad"/><draw:image xlink:href="./ObjectReplacements/Object 77" xlink:type="simple" xlink:show="embed" xlink:actuate="onLoad"/><svg:desc>formula</svg:desc></draw:frame><text:tab/><text:tab/><text:tab/><text:tab/> <text:s text:c="4"/>(3.11)</text:p>
      <text:p text:style-name="P29"/>
      <text:p text:style-name="P29">Mais uma vez o número de onda da solução numérica é o próprio número de onda da solução contínua no vácuo. Esse resultado indica que, independente da escolha dos passos de tempo e espaço, é possível encontrar uma solução sem dispersão numérica pelo método FDTD. </text:p>
      <text:p text:style-name="P26"/>
      <text:p text:style-name="P26">È possível melhorar a precisão sem custo adicional de computação ao tomar-se meio passos entre cada ponto. Assim:</text:p>
      <text:p text:style-name="P26"/>
      <text:p text:style-name="P27"><draw:frame draw:style-name="fr2" draw:name="Object18" text:anchor-type="as-char" svg:y="-0.2929in" svg:width="1.4154in" svg:height="0.4425in" draw:z-index="52"><draw:object xlink:href="./Object 18" xlink:type="simple" xlink:show="embed" xlink:actuate="onLoad"/><draw:image xlink:href="./ObjectReplacements/Object 18" xlink:type="simple" xlink:show="embed" xlink:actuate="onLoad"/></draw:frame> <text:s text:c="40"/><text:span text:style-name="T21">(8)</text:span></text:p>
      <text:p text:style-name="P27"/>
      <text:p text:style-name="P27"><draw:frame draw:style-name="fr2" draw:name="Object19" text:anchor-type="as-char" svg:y="-0.2929in" svg:width="1.4728in" svg:height="0.4425in" draw:z-index="53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 <text:s text:c="9"/><text:span text:style-name="T21">(9)</text:span></text:p>
      <text:p text:style-name="P28"/>
      <text:p text:style-name="P28">Utilizando as equações (8) e (9) nas equações (3) e (4) tem-se a aproximação numérica das equações do telegrafista que pode ser usada para o cálculo computacional:</text:p>
      <text:p text:style-name="P28"/>
      <text:p text:style-name="P28"><draw:frame draw:style-name="fr2" draw:name="Object20" text:anchor-type="as-char" svg:y="-0.2929in" svg:width="2.2283in" svg:height="0.4425in" draw:z-index="54"><draw:object xlink:href="./Object 20" xlink:type="simple" xlink:show="embed" xlink:actuate="onLoad"/><draw:image xlink:href="./ObjectReplacements/Object 20" xlink:type="simple" xlink:show="embed" xlink:actuate="onLoad"/><svg:desc>formula</svg:desc></draw:frame><text:tab/> <text:s text:c="7"/>(10)</text:p>
      <text:p text:style-name="P28"/>
      <text:p text:style-name="P28"><draw:frame draw:style-name="fr2" draw:name="Object21" text:anchor-type="as-char" svg:y="-0.2929in" svg:width="2.2236in" svg:height="0.4425in" draw:z-index="55"><draw:object xlink:href="./Object 21" xlink:type="simple" xlink:show="embed" xlink:actuate="onLoad"/><draw:image xlink:href="./ObjectReplacements/Object 21" xlink:type="simple" xlink:show="embed" xlink:actuate="onLoad"/><svg:desc>formula</svg:desc></draw:frame><text:tab/> <text:s text:c="7"/>(11)</text:p>
      <text:p text:style-name="P28"/>
      <text:p text:style-name="P28">O algortimo FDTD consiste em encontrar o valor futuro de corrente e tensão a partir de valores passados conhecidos, então, rearranjando (10) e (11) tem-se como encontrar os valores futuros :</text:p>
      <text:p text:style-name="P28"/>
      <text:p text:style-name="P28"><draw:frame draw:style-name="fr2" draw:name="Object22" text:anchor-type="as-char" svg:y="-0.2445in" svg:width="2.5555in" svg:height="0.3937in" draw:z-index="56"><draw:object xlink:href="./Object 22" xlink:type="simple" xlink:show="embed" xlink:actuate="onLoad"/><draw:image xlink:href="./ObjectReplacements/Object 22" xlink:type="simple" xlink:show="embed" xlink:actuate="onLoad"/><svg:desc>formula</svg:desc></draw:frame><text:tab/> <text:s text:c="7"/>(12)</text:p>
      <text:p text:style-name="P28"><draw:frame draw:style-name="fr2" draw:name="Object23" text:anchor-type="as-char" svg:y="-0.2445in" svg:width="2.5236in" svg:height="0.3937in" draw:z-index="57"><draw:object xlink:href="./Object 23" xlink:type="simple" xlink:show="embed" xlink:actuate="onLoad"/><draw:image xlink:href="./ObjectReplacements/Object 23" xlink:type="simple" xlink:show="embed" xlink:actuate="onLoad"/><svg:desc>formula</svg:desc></draw:frame><text:tab/> <text:s text:c="7"/>(13)</text:p>
      <text:p text:style-name="P32"/>
      <text:p text:style-name="P25">Então, para um tempo n+1/2, o algoritmo calcula os valores v para em todas as posições k e em seguida faz o mesmo para os valores de i na posição k+1/2 e tempo n+1. No final de uma iteração o n é aumentado e o ciclo continua até que n&gt;N. Neste caso, N é o valor do tempo para ser atingido o regime estácionario: <draw:frame draw:style-name="fr2" draw:name="Object47" text:anchor-type="as-char" svg:y="-0.2437in" svg:width="0.6437in" svg:height="0.4181in" draw:z-index="58"><draw:object xlink:href="./Object 48" xlink:type="simple" xlink:show="embed" xlink:actuate="onLoad"/><draw:image xlink:href="./ObjectReplacements/Object 48" xlink:type="simple" xlink:show="embed" xlink:actuate="onLoad"/></draw:frame>.</text:p>
      <text:p text:style-name="P25"/>
      <text:p text:style-name="P32"/>
      <text:h text:style-name="P64" text:outline-level="1" text:is-list-header="true">IV. ESTABILIDADE</text:h>
      <text:p text:style-name="P9">Na simulação do algoritmo é preciso tomar cuidado com a estabilidade do sistema: a escolha de valores impróprios de <draw:frame draw:style-name="fr2" draw:name="Object24" text:anchor-type="as-char" svg:y="-0.1484in" svg:width="0.3161in" svg:height="0.1839in" draw:z-index="59"><draw:object xlink:href="./Object 24" xlink:type="simple" xlink:show="embed" xlink:actuate="onLoad"/><draw:image xlink:href="./ObjectReplacements/Object 24" xlink:type="simple" xlink:show="embed" xlink:actuate="onLoad"/></draw:frame>e<draw:frame draw:style-name="fr2" draw:name="Object25" text:anchor-type="as-char" svg:y="-0.1484in" svg:width="0.2807in" svg:height="0.1839in" draw:z-index="60"><draw:object xlink:href="./Object 25" xlink:type="simple" xlink:show="embed" xlink:actuate="onLoad"/><draw:image xlink:href="./ObjectReplacements/Object 25" xlink:type="simple" xlink:show="embed" xlink:actuate="onLoad"/></draw:frame>podem levar os resultados a divergirem, criando erros. <text:span text:style-name="T22">Sendo assim, </text:span>é necessário definir os valores que permitirão manter o sistema estável.</text:p>
      <text:p text:style-name="P9">Analisando um caso simples na linha de transmissão sem perda, onde a onda gerada não é refletida, tem-se a seguinte solução para as equaçoes do telegrafista, dadas no formato FDTD:</text:p>
      <text:p text:style-name="P9"><draw:frame draw:style-name="fr2" draw:name="Object26" text:anchor-type="as-char" svg:y="-0.172in" svg:width="1.9516in" svg:height="0.2327in" draw:z-index="61"><draw:object xlink:href="./Object 26" xlink:type="simple" xlink:show="embed" xlink:actuate="onLoad"/><draw:image xlink:href="./ObjectReplacements/Object 26" xlink:type="simple" xlink:show="embed" xlink:actuate="onLoad"/></draw:frame><text:tab/><text:tab/> <text:s text:c="8"/>(14)</text:p>
      <text:p text:style-name="P9"><draw:frame draw:style-name="fr2" draw:name="Object27" text:anchor-type="as-char" svg:y="-0.2929in" svg:width="1.9555in" svg:height="0.4665in" draw:z-index="62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 <text:s text:c="8"/>(15)</text:p>
      <text:p text:style-name="P9">Nota-se que o termo de fase é zero. Tomando V<text:span text:style-name="T12">0</text:span><text:span text:style-name="T23">+ </text:span><text:span text:style-name="T13">= 1V e colocando as equações (14) e (15) em (12) chega-se em uma soma de cossenos. Assumindo um caso extremo onde </text:span><text:span text:style-name="T14"><draw:frame draw:style-name="fr2" draw:name="Object28" text:anchor-type="as-char" svg:y="-0.172in" svg:width="0.5756in" svg:height="0.2335in" draw:z-index="63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e </text:span><text:span text:style-name="T15"><draw:frame draw:style-name="fr2" draw:name="Object29" text:anchor-type="as-char" svg:y="-0.172in" svg:width="0.7874in" svg:height="0.2335in" draw:z-index="64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tem-se:</text:span></text:p>
      <text:p text:style-name="P6"><text:span text:style-name="T16"><draw:frame draw:style-name="fr2" draw:name="Object30" text:anchor-type="as-char" svg:y="-0.2445in" svg:width="2.2319in" svg:height="0.4189in" draw:z-index="65"><draw:object xlink:href="./Object 30" xlink:type="simple" xlink:show="embed" xlink:actuate="onLoad"/><draw:image xlink:href="./ObjectReplacements/Object 30" xlink:type="simple" xlink:show="embed" xlink:actuate="onLoad"/></draw:frame></text:span><text:span text:style-name="T16"><text:tab/> <text:s text:c="7"/>(16)</text:span></text:p>
      <text:p text:style-name="P14">Onde:</text:p>
      <text:p text:style-name="P6"><draw:frame draw:style-name="fr2" draw:name="Object31" text:anchor-type="as-char" svg:y="-0.1484in" svg:width="1.9709in" svg:height="0.1909in" draw:z-index="66"><draw:object xlink:href="./Object 31" xlink:type="simple" xlink:show="embed" xlink:actuate="onLoad"/><draw:image xlink:href="./ObjectReplacements/Object 31" xlink:type="simple" xlink:show="embed" xlink:actuate="onLoad"/></draw:frame> e</text:p>
      <text:p text:style-name="P6"><draw:frame draw:style-name="fr2" draw:name="Object32" text:anchor-type="as-char" svg:y="-0.1484in" svg:width="1.9626in" svg:height="0.1909in" draw:z-index="67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Então, o caso máximo será aquele em que cos(A) – cos(B) = 2. A estabilidade do sistema dependerá apenas de <draw:frame draw:style-name="fr2" draw:name="Object33" text:anchor-type="as-char" svg:y="-0.2437in" svg:width="0.8008in" svg:height="0.4181in" draw:z-index="68"><draw:object xlink:href="./Object 33" xlink:type="simple" xlink:show="embed" xlink:actuate="onLoad"/><draw:image xlink:href="./ObjectReplacements/Object 33" xlink:type="simple" xlink:show="embed" xlink:actuate="onLoad"/></draw:frame>. Como é um caso máximo, deve-se definir um valor que garanta:</text:p>
      <text:p text:style-name="P6"><draw:frame draw:style-name="fr2" draw:name="Object34" text:anchor-type="as-char" svg:y="-0.2445in" svg:width="2.222in" svg:height="0.4189in" draw:z-index="17"><draw:object xlink:href="./Object 34" xlink:type="simple" xlink:show="embed" xlink:actuate="onLoad"/><draw:image xlink:href="./ObjectReplacements/Object 34" xlink:type="simple" xlink:show="embed" xlink:actuate="onLoad"/></draw:frame><text:tab/> <text:s text:c="7"/>(17)</text:p>
      <text:p text:style-name="P6">Substituindo <text:span text:style-name="T13"><draw:frame draw:style-name="fr2" draw:name="Object35" text:anchor-type="as-char" svg:y="-0.2445in" svg:width="0.7311in" svg:height="0.4189in" draw:z-index="69"><draw:object xlink:href="./Object 35" xlink:type="simple" xlink:show="embed" xlink:actuate="onLoad"/><draw:image xlink:href="./ObjectReplacements/Object 35" xlink:type="simple" xlink:show="embed" xlink:actuate="onLoad"/></draw:frame></text:span><text:span text:style-name="T13">, onde </text:span><text:span text:style-name="T13"><draw:frame draw:style-name="fr2" draw:name="Object36" text:anchor-type="as-char" svg:y="-0.1484in" svg:width="0.2453in" svg:height="0.2098in" draw:z-index="70"><draw:object xlink:href="./Object 36" xlink:type="simple" xlink:show="embed" xlink:actuate="onLoad"/><draw:image xlink:href="./ObjectReplacements/Object 36" xlink:type="simple" xlink:show="embed" xlink:actuate="onLoad"/></draw:frame></text:span><text:span text:style-name="T13">é a velocidade de propagação do sinal e resolvendo para o espaçamento de tempo:</text:span></text:p>
      <text:p text:style-name="P15"><draw:frame draw:style-name="fr2" draw:name="Object37" text:anchor-type="as-char" svg:y="-0.2445in" svg:width="0.672in" svg:height="0.4189in" draw:z-index="1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 <text:s text:c="6"/>(18a)</text:p>
      <text:p text:style-name="P15">Este é o valor máximo que o espaçamento de tempo pode ter para garantir a estabilidade do sistema.</text:p>
      <text:p text:style-name="P15">Para o espaçamento no tempo, o valor depende da frequência máxima da onda que viaja e, portanto, do comprimento de onda mínimo:</text:p>
      <text:p text:style-name="P15"><draw:frame draw:style-name="fr2" draw:name="Object48" text:anchor-type="as-char" svg:y="-0.2453in" svg:width="0.7272in" svg:height="0.3937in" draw:z-index="71"><draw:object xlink:href="./Object 52" xlink:type="simple" xlink:show="embed" xlink:actuate="onLoad"/><draw:image xlink:href="./ObjectReplacements/Object 52" xlink:type="simple" xlink:show="embed" xlink:actuate="onLoad"/></draw:frame><text:tab/><text:tab/><text:tab/><text:tab/> <text:s text:c="5"/>(18b)</text:p>
      <text:p text:style-name="P16"><text:soft-page-break/>V. CONDIÇÕES DE FRONTEIRA</text:p>
      <text:p text:style-name="P36">A tensão das extremidades da linha, na fonte e na carga, não podem ser calculados pelas equações (12) e (13). Sendo K o máximo valor de k pertencente a malha, e 1 o valor mínimo, para calcular esses valores seria necessário valores não pertencentes à malha. Então os valores de <draw:frame draw:style-name="fr2" draw:name="Object43" text:anchor-type="as-char" svg:y="-0.172in" svg:width="0.4492in" svg:height="0.2327in" draw:z-index="19"><draw:object xlink:href="./Object 43" xlink:type="simple" xlink:show="embed" xlink:actuate="onLoad"/><draw:image xlink:href="./ObjectReplacements/Object 43" xlink:type="simple" xlink:show="embed" xlink:actuate="onLoad"/></draw:frame>e <draw:frame draw:style-name="fr2" draw:name="Object44" text:anchor-type="as-char" svg:y="-0.172in" svg:width="0.4492in" svg:height="0.2335in" draw:z-index="20"><draw:object xlink:href="./Object 44" xlink:type="simple" xlink:show="embed" xlink:actuate="onLoad"/><draw:image xlink:href="./ObjectReplacements/Object 44" xlink:type="simple" xlink:show="embed" xlink:actuate="onLoad"/></draw:frame>devem ser definidos separadamente.</text:p>
      <text:p text:style-name="P36">No caso da carga em curto-circuito:</text:p>
      <text:p text:style-name="P36"><draw:frame draw:style-name="fr2" draw:name="Object45" text:anchor-type="as-char" svg:y="-0.172in" svg:width="0.6772in" svg:height="0.2335in" draw:z-index="21"><draw:object xlink:href="./Object 45" xlink:type="simple" xlink:show="embed" xlink:actuate="onLoad"/><draw:image xlink:href="./ObjectReplacements/Object 45" xlink:type="simple" xlink:show="embed" xlink:actuate="onLoad"/><svg:desc>formula</svg:desc></draw:frame><text:tab/><text:tab/><text:tab/><text:tab/><text:tab/> <text:s text:c="7"/>(19)</text:p>
      <text:p text:style-name="P36">No caso da carga em aberto:</text:p>
      <text:p text:style-name="P36"><draw:frame draw:style-name="fr2" draw:name="Object46" text:anchor-type="as-char" svg:y="-0.172in" svg:width="0.9598in" svg:height="0.2335in" draw:z-index="22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text:tab/><text:tab/> <text:s text:c="7"/>(20)</text:p>
      <text:p text:style-name="P17">Para calcular a influência da fonte, pode-se analisar o primeiro “nódo” da linha de transmissão, aplicando seu equivalente de Norton, como mostra a Fig. 2.</text:p>
      <text:p text:style-name="P20">Figura 2. Equivalente de Norton do primeiro nódo da linha de transmissão[4].</text:p>
      <text:p text:style-name="P17">Aplicando a LKC tem-se:</text:p>
      <text:p text:style-name="P17"><text:tab/><text:tab/><text:tab/> <text:s text:c="7"/>(21)</text:p>
      <text:p text:style-name="P17">(22)</text:p>
      <text:p text:style-name="P17"><text:s text:c="7"/>(23)</text:p>
      <text:p text:style-name="P17">A equação (23) dá o valor de tensão para k=1.</text:p>
      <text:p text:style-name="P17">Analogamente para a influência da carga temos o último “nódo” da linha na Fig. 3.</text:p>
      <text:p text:style-name="P16"/>
      <text:p text:style-name="P20">Figura 3. Carga e último componente de malha[4].</text:p>
      <text:p text:style-name="P17">Aplicando a LKC:</text:p>
      <text:p text:style-name="P17"><text:s text:c="3"/>(24)</text:p>
      <text:p text:style-name="P17">A equação (24) dá o valor de tensão para k=K.</text:p>
      <text:p text:style-name="P16">VI. IMPLEMENTAÇÃO</text:p>
      <text:p text:style-name="P22"><text:span text:style-name="T17">O programa foi implementado no Octave e é dividído em três partes. Ele está disponível em </text:span><text:span text:style-name="T6">https://github.com/VitorLeonardi/OndasEM, junto com um arquivo README que contém instruções de uso. </text:span><text:span text:style-name="T17">Primeiramente</text:span><text:span text:style-name="T18"> </text:span><text:span text:style-name="T19">são definidas as constantes, como os dados da linha de transmissão e o passo de tempo e espaço utilizados. No caso da tensão da fonte e da carga no final da linha, o </text:span><text:span text:style-name="T19">usuário deve indicar quais valores serão utilizados na caixa de diálogo inicial, como na Fig. 4.</text:span></text:p>
      <text:p text:style-name="P19">Figura 4. Caixa de escolha do valor da resistência.</text:p>
      <text:p text:style-name="P18">A segunda parte consiste da loop principal da iteração. Aqui são calculados e atualizados os valores da corrente e tensão ao longo da linha.</text:p>
      <text:p text:style-name="P21">for n = 2:Lt-1</text:p>
      <text:p text:style-name="P21"><text:s text:c="2"/>#condicao de fronteira z = -Z (fonte)</text:p>
      <text:p text:style-name="P21"><text:s text:c="2"/>v(n,1) = (k1/k2)*v(n-1,1) - (Rs*i(n,1) - (Vs((n+1/2)*dt,m,uf,Z) + Vs((n-1/2)*dt,m,uf,Z))/2)/k2;</text:p>
      <text:p text:style-name="P21"><text:s text:c="2"/>#equacao de update tensão</text:p>
      <text:p text:style-name="P21"><text:s text:c="2"/>#codigo vetorizado, linha sem perdas</text:p>
      <text:p text:style-name="P21"><text:s text:c="2"/>v(n,2:Lz-1) = v(n-1,2:Lz-1) - dt*(i(n,2:Lz-1) - i(n,1:Lz-2))/(C*dz);</text:p>
      <text:p text:style-name="P21"><text:s text:c="2"/>#condicao de fronteira z = 0 (carga)</text:p>
      <text:p text:style-name="P21"><text:s text:c="2"/>if (Rl == 0)</text:p>
      <text:p text:style-name="P21"><text:s text:c="4"/>v(n,Lz) = 0;</text:p>
      <text:p text:style-name="P21"><text:s text:c="4"/>i(n+1,Lz) = i(n+1,Lz-1);</text:p>
      <text:p text:style-name="P21"><text:s text:c="2"/>elseif (Rl == inf)</text:p>
      <text:p text:style-name="P21"><text:s text:c="4"/>v(n,Lz) = v(n,Lz-1);</text:p>
      <text:p text:style-name="P21"><text:s text:c="4"/>i(n+1,Lz) = 0;</text:p>
      <text:p text:style-name="P21"><text:s text:c="2"/>else</text:p>
      <text:p text:style-name="P21"><text:s text:c="4"/>v(n,Lz) = (k1/k2)*v(n-1,Lz) + Rl*i(n,Lz-1)/k2;</text:p>
      <text:p text:style-name="P21"><text:s text:c="4"/>i(n+1,Lz) = v(n,Lz)/Rl;</text:p>
      <text:p text:style-name="P21"><text:s text:c="2"/>endif <text:s/></text:p>
      <text:p text:style-name="P21"><text:s text:c="2"/>#equacao de update corrente</text:p>
      <text:p text:style-name="P21"><text:s text:c="2"/>i(n+1,1:Lz-1) = i(n,1:Lz-1) - dt*(v(n,2:Lz)-v(n,1:Lz-1))/(L*dz);</text:p>
      <text:p text:style-name="P21">endfor</text:p>
      <text:p text:style-name="P18">A terceira parte é responsável pela representação gráfica dos resultados. A janela priincipal apresenta os gráficos de tensão e corrente em cada posição da linha. Estes gráficos são atualizados no tempo e representam uma animação do comportamento das ondas. A janela secundária apresenta o tempo decorrido da simulação.</text:p>
      <text:p text:style-name="P21">figure('Name',['Rl = ',num2str(Rl),', m = ', num2str(m)],'NumberTitle','off');</text:p>
      <text:p text:style-name="P21">V = v(1,:);</text:p>
      <text:p text:style-name="P21">I = i(1,:);</text:p>
      <text:p text:style-name="P21">subplot(2,1,1);</text:p>
      <text:p text:style-name="P21">plot (z, V,'ydatasource','V');</text:p>
      <text:p text:style-name="P21">title('tensão');</text:p>
      <text:p text:style-name="P21">xlabel("z (m)");</text:p>
      <text:p text:style-name="P21">ylabel("v (V)");</text:p>
      <text:p text:style-name="P21"><text:soft-page-break/>axis([-Z 0 min(min(v)) max(max(v))]);</text:p>
      <text:p text:style-name="P21">subplot(2,1,2);</text:p>
      <text:p text:style-name="P21">plot (z, I,'ydatasource','I');</text:p>
      <text:p text:style-name="P21">title('corrente');</text:p>
      <text:p text:style-name="P21">xlabel("z (m)");</text:p>
      <text:p text:style-name="P21">ylabel("i (A)");</text:p>
      <text:p text:style-name="P21">axis([-Z 0 min(min(i)) max(max(i))]);</text:p>
      <text:p text:style-name="P21">w = waitbar(0,'t = 0s');</text:p>
      <text:p text:style-name="P21">#plot 1 a cada M, mais rapido e pouca perda de fidelidade visual, depende da precisao</text:p>
      <text:p text:style-name="P21">M = round(p/100); </text:p>
      <text:p text:style-name="P21">for n = 1:Lt/M </text:p>
      <text:p text:style-name="P21"><text:s text:c="2"/>I = i(M*n,:);</text:p>
      <text:p text:style-name="P21"><text:s text:c="2"/>V = v(M*n,:)<text:tab/>;</text:p>
      <text:p text:style-name="P21"><text:s text:c="2"/>if (mod(n,10) == 0)</text:p>
      <text:p text:style-name="P21"><text:s text:c="4"/>s = num2str(M*n*dt);</text:p>
      <text:p text:style-name="P21"><text:s text:c="4"/>waitbar(M*n/Lt,w,['t = ',s,'s']);</text:p>
      <text:p text:style-name="P21"><text:s text:c="2"/>endif</text:p>
      <text:p text:style-name="P21"><text:s text:c="2"/>refreshdata</text:p>
      <text:p text:style-name="P21"><text:s text:c="2"/>drawnow</text:p>
      <text:p text:style-name="P21">endfor</text:p>
      <text:p text:style-name="P21">s = num2str(M*n*dt);</text:p>
      <text:p text:style-name="P21">waitbar(1,w,['Finalizado ','t = ',s,'s']);</text:p>
      <text:p text:style-name="P21">clear</text:p>
      <text:p text:style-name="P7">VII. RESULTADOS</text:p>
      <text:p text:style-name="P8">No total foram realizados 6 testes. Foram utilizados Z = 10 m, <draw:frame draw:style-name="fr2" draw:name="Object38" text:anchor-type="as-char" svg:y="-0.1484in" svg:width="1.0516in" svg:height="0.1846in" draw:z-index="25"><draw:object xlink:href="./Object 50" xlink:type="simple" xlink:show="embed" xlink:actuate="onLoad"/><draw:image xlink:href="./ObjectReplacements/Object 50" xlink:type="simple" xlink:show="embed" xlink:actuate="onLoad"/></draw:frame>e<draw:frame draw:style-name="fr2" draw:name="Object39" text:anchor-type="as-char" svg:y="-0.1484in" svg:width="1.1181in" svg:height="0.1846in" draw:z-index="26"><draw:object xlink:href="./Object 51" xlink:type="simple" xlink:show="embed" xlink:actuate="onLoad"/><draw:image xlink:href="./ObjectReplacements/Object 51" xlink:type="simple" xlink:show="embed" xlink:actuate="onLoad"/></draw:frame>para todas as <text:s/>simulações. </text:p>
      <text:p text:style-name="P8">Após a fonte <draw:frame draw:style-name="fr2" draw:name="Object59" text:anchor-type="as-char" svg:y="-0.1484in" svg:width="0.7945in" svg:height="0.2098in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ser ligada, a onda viaja em direção à carga. A Fig. 4 apresenta o estado da linha antes de ocorrer reflexão.</text:p>
      <text:p text:style-name="P12">Figura 4. Ondas de tensão (acima) e corrente (abaixo) antes de ocorrer uma reflexão.</text:p>
      <text:p text:style-name="P11">O valor da tensão é aproximadamete 0.8V após a passagem da frente de onda. Esse valor independe da carga acoplada a linha de transmissão, mas depende das caracterìsticas da linha e da resistência da fonte.</text:p>
      <text:p text:style-name="P11"/>
      <text:p text:style-name="P10">SIMULAÇÃO 1</text:p>
      <text:p text:style-name="P8"><text:span text:style-name="T21">Fonte:</text:span><text:span text:style-name="T21"><draw:frame draw:style-name="fr2" draw:name="Object49" text:anchor-type="as-char" svg:y="-0.1484in" svg:width="0.7945in" svg:height="0.2098in" draw:z-index="2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1"> Carga: 0</text:span></text:p>
      <text:p text:style-name="P11">A carga 0 representa o curto-circuito no sistema. A Fig. 5 representa a linha após a primeira reflexâo.</text:p>
      <text:p text:style-name="P13">Figura 5. Linha após a primeira reflexão.</text:p>
      <text:p text:style-name="P11">Aqui a onda de tensão refletida tem um comportamento destrutivo, de mesmo módulo, em relação a onda inicial, levando o valor da tensão a cair para 0. A onda de corrente, por outro lado, sofre uma interferência construtiva, aumentando seu valor.</text:p>
      <text:p text:style-name="P11">No regime estácionário, Fig. 6, pode-se ver que a tensão tende à 0, o que é de se esperar para uma carga de curto-circuito, e que a corrente tende à um valor próximo de 0,03.</text:p>
      <text:p text:style-name="P13">Figura 6. Linha no regime estácionário para Rl = 0.</text:p>
      <text:p text:style-name="P10">SIMULAÇÃO 2</text:p>
      <text:p text:style-name="P8"><text:span text:style-name="T21">Fonte:</text:span><text:span text:style-name="T21"><draw:frame draw:style-name="fr2" draw:name="Object50" text:anchor-type="as-char" svg:y="-0.1484in" svg:width="0.7945in" svg:height="0.2098in" draw:z-index="2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1"> Carga:</text:span><text:span text:style-name="T21"><draw:frame draw:style-name="fr2" draw:name="Object55" text:anchor-type="as-char" svg:y="-0.0846in" svg:width="0.2055in" svg:height="0.0846in" draw:z-index="73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1">A carga infinita representa o circuito aberto. Após a primeira reflexão, Fig. 7, observa-se um comportamento similar à carga de curto-circuito. Neste caso, porém, a corrente sofre interferência destrutiva da onda refletida, tendendo ao valor 0 e a tensão sofre interferência construtiva.</text:p>
      <text:p text:style-name="P11"/>
      <text:p text:style-name="P11">No regime estácionário, é de se esperar que o valor de tensão tenda ao próprio valor da fonte, 2V, e a corrente tenda a 0. A Fig. 8 mostra que, de fato, esses são os valores atingidos nessa simulação.</text:p>
      <text:p text:style-name="P11"/>
      <text:p text:style-name="P13">Figura 7. Linha após reflexão para carga de circuito aberto.</text:p>
      <text:p text:style-name="P13">Figura 8. Linha no regime estacionário para carga de circuito aberto.</text:p>
      <text:p text:style-name="P10">SIMULAÇÃO 3</text:p>
      <text:p text:style-name="P10"><text:span text:style-name="T21">Fonte:</text:span><text:span text:style-name="T21"><draw:frame draw:style-name="fr2" draw:name="Object51" text:anchor-type="as-char" svg:y="-0.1484in" svg:width="0.7945in" svg:height="0.2098in" draw:z-index="7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1"> Carga:</text:span><text:span text:style-name="T21"><draw:frame draw:style-name="fr2" draw:name="Object56" text:anchor-type="as-char" svg:y="-0.1484in" svg:width="0.4807in" svg:height="0.1839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11">Nos casos anteriores as ondas refletidas não sofrem atenuação na carga, embora a tensão sofra alteração de sinal para carga 0 e a corrente para carga infinita.</text:p>
      <text:p text:style-name="P11">Neste caso, a corrente ainda sofre alteração do sinal, porém ambas as ondas de tensão e corrente sofrem atenuação na carga, mostrado na Fig. 9, após a reflexão.</text:p>
      <text:p text:style-name="P13">Figura 9. Linha após primeira reflexão para carga de 100 ohms.</text:p>
      <text:p text:style-name="P11">Isso significa que no regime estácionário nenhuma das ondas será 0. A Fig. 10 mostra a convergência da tensão para um valor próximo de 1.2V e de corrente próximo de 0,01A</text:p>
      <text:p text:style-name="P11"><text:soft-page-break/></text:p>
      <text:p text:style-name="P13">Figura 10. Regime estacionário para carga 100 ohms.</text:p>
      <text:p text:style-name="P10"/>
      <text:p text:style-name="P11">Nas próximas simulações foi utilizada a segunda fonte, que gera um pulso unitário de duração <draw:frame draw:style-name="fr2" draw:name="Object60" text:anchor-type="as-char" svg:y="-0.2437in" svg:width="0.4429in" svg:height="0.4181in" draw:z-index="77"><draw:object xlink:href="./Object 64" xlink:type="simple" xlink:show="embed" xlink:actuate="onLoad"/><draw:image xlink:href="./ObjectReplacements/Object 64" xlink:type="simple" xlink:show="embed" xlink:actuate="onLoad"/></draw:frame>segundos. A Fig. 11 apresenta o pulso antes de qualquer reflexão.</text:p>
      <text:p text:style-name="P13">Figura 11. Pulso unitário antes da reflexão.</text:p>
      <text:p text:style-name="P11">A tensão média no pulso é aproximadamente 0.4V, metade do valor encontrado nos testes da fonte 1, o que é de se esperar pois a fonte 2 apresenta metade da sua amplitude.</text:p>
      <text:p text:style-name="P11">É importante notar que, como o sinal é um pulso, tanto a tensão quanto a corrente serão 0 no regime estácionário, já que as ondas sofrerão atenuação, ao menos na fonte, até se dissiparem, Fig. 12.</text:p>
      <text:p text:style-name="P13">Figura 12. Regime estacionário para fonte 2. Independente da carga, as ondas tendem à zero.</text:p>
      <text:p text:style-name="P10">SIMULAÇÃO 4</text:p>
      <text:p text:style-name="P8"><text:span text:style-name="T21">Fonte:</text:span><text:span text:style-name="T21"><draw:frame draw:style-name="fr2" draw:name="Object52" text:anchor-type="as-char" svg:y="-0.2445in" svg:width="1.5984in" svg:height="0.4189in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1"> Carga: 0</text:span></text:p>
      <text:p text:style-name="P13">Figura 13. Pulso após a primeira reflexão.</text:p>
      <text:p text:style-name="P11">Neste caso, observa-se a inversão do sinal da tensão, enquanto a corrente mantém o mesmo sinal. Nenhuma das ondas sofre atenuação na carga, como mostra a Fig.13.</text:p>
      <text:p text:style-name="P10">SIMULAÇÃO 5</text:p>
      <text:p text:style-name="P8"><text:span text:style-name="T21">Fonte:</text:span><text:span text:style-name="T21"><draw:frame draw:style-name="fr2" draw:name="Object53" text:anchor-type="as-char" svg:y="-0.2445in" svg:width="1.5984in" svg:height="0.4189in" draw:z-index="3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1"> Carga:</text:span><text:span text:style-name="T21"><draw:frame draw:style-name="fr2" draw:name="Object57" text:anchor-type="as-char" svg:y="-0.0846in" svg:width="0.2055in" svg:height="0.0846in" draw:z-index="72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1">Assim como na simulação 2, aqui se observa um comportamento similar ao caso anterior, onde as ondas não sofrem atenuação na carga e a corrente tem seu sinal invertido enquanto a tensão se mantém(Fig.15).</text:p>
      <text:p text:style-name="P13">Figura 15. Pulso após primeira reflexão. Ocorre inversão do sinal da corrente.</text:p>
      <text:p text:style-name="P10">SIMULAÇÃO 6</text:p>
      <text:p text:style-name="P8"><text:span text:style-name="T21">Fonte:</text:span><text:span text:style-name="T21"><draw:frame draw:style-name="fr2" draw:name="Object54" text:anchor-type="as-char" svg:y="-0.2445in" svg:width="1.5984in" svg:height="0.4189in" draw:z-index="3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1"> Carga:</text:span><text:span text:style-name="T21"><draw:frame draw:style-name="fr2" draw:name="Object58" text:anchor-type="as-char" svg:y="-0.1484in" svg:width="0.4807in" svg:height="0.1839in" draw:z-index="35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1">Finalmente, é de se esperar que tanto a corrente como a tensão sofram atenuação na carga neste caso.</text:p>
      <text:p text:style-name="P13">Figura 16. Pulso após primeira reflexão. Ocorre atenuação das ondas e inversão do sinal da corrente.</text:p>
      <text:p text:style-name="P8">A Fig.16 mostra que , de fato, ocorre atenuação das ondas e também a inversão do sinal da corrente.</text:p>
      <text:p text:style-name="P7"/>
      <text:p text:style-name="P7">VIII. CONCLUSÃO</text:p>
      <text:p text:style-name="P8">Analisando os resultados, é possível dizer que a implementação do algoritmo FDTD foi bem sucedida: o comportamento das ondas é similar ao esperado nas condiçoes <text:s/>de carga utilizadas.Além disso, esses testes demonstram o valor que a simulação computacional tem para entender o comportamento de circuitos sem ser necessário o gasto de tempo e recursos para a montagem do circuito físico.</text:p>
      <text:p text:style-name="P7">AGRADECIMENTOS</text:p>
      <text:p text:style-name="P30"/>
      <text:p text:style-name="P24"/>
      <text:p text:style-name="P37">Agradecimento especial para o Monitor PAE Luiz Felipe Machado Votto para o Prof. Dr. Leonardo André Ambrosio.</text:p>
      <text:p text:style-name="P38"/>
      <text:p text:style-name="P34"/>
      <text:p text:style-name="P35">REFERÊNCIAS</text:p>
      <text:p text:style-name="P46"/>
      <text:p text:style-name="P47"><text:span text:style-name="T8">[1]<text:tab/>“Transmission line,” </text:span><text:span text:style-name="T9">Wikipedia</text:span><text:span text:style-name="T8">. May 03, 2020, Accessed: May 19, 2020. [Online]. Available: https://en.wikipedia.org/w/index.php?title=Transmission_line&amp;oldid=954668391.</text:span></text:p>
      <text:p text:style-name="P48">[2]<text:tab/>F. Rana, “Time Domain Analysis of Transmission Lines,” Cornell University, 2007, [Online]. Available: https://courses.cit.cornell.edu/ece303/Lectures/lecture24.pdf.</text:p>
      <text:p text:style-name="P50"><text:bookmark text:name="_PictureBullets"/>[3] <text:s text:c="4"/>L. Sevgi and C. Uluisik, “A MATLAB-based transmission-line virtual <text:tab/>tool: finite-difference time-domain reflectometer,” <text:span text:style-name="T3">IEEE Antennas<text:tab/>Propagation Magazine</text:span>, vol. 48, no. 1, pp. 141–145, Feb. 2006, <text:tab/>doi: 10.1109/MAP.2006.1645595.</text:p>
      <text:p text:style-name="P50"/>
      <text:p text:style-name="P49">[4] <text:s text:c="4"/>S. Gedney, <text:span text:style-name="T1">Computational Electromagnetics: The Finite-Difference Time-Domain</text:span>. University of Kentucky, 2003.</text:p>
      <text:p text:style-name="P49"/>
      <text:p text:style-name="P49">[5]<text:tab/>“Lab 4 -- The FDTD Method.” https://utah.instructure.com/courses/297816/assignments/1750259 (accessed May 23, 2020).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MS Mincho" svg:font-family="'MS Minch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ar" style:country-asian="SA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555in" fo:line-height="100%" fo:text-align="center" style:justify-single-word="false" fo:text-indent="0in" style:auto-text-indent="false" fo:keep-with-next="always"/>
      <style:text-properties fo:font-variant="small-caps"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4772in" fo:margin-right="0in" fo:margin-top="0.0835in" fo:margin-bottom="0.0417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1.5756in" fo:margin-right="0in" fo:margin-top="0in" fo:margin-bottom="0in" fo:line-height="100%" fo:text-indent="0in" style:auto-text-indent="false" fo:keep-with-next="always"/>
      <style:text-properties style:font-name="Times New Roman" fo:font-size="10pt" fo:language="en" fo:country="US" fo:font-style="italic" style:font-name-asian="Times New Roman" style:font-size-asian="10pt" style:language-asian="zxx" style:country-asian="none" style:font-style-asian="italic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fo:color="#000000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size-asian="8pt" style:language-asian="zxx" style:country-asian="none" style:font-name-complex="Tahoma" style:font-size-complex="8pt"/>
    </style:style>
    <style:style style:name="Head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uthors" style:family="paragraph" style:parent-style-name="Standard" style:next-style-name="Standard">
      <style:paragraph-properties fo:margin-top="0in" fo:margin-bottom="0.222in" fo:line-height="100%" fo:text-align="center" style:justify-single-word="false"/>
      <style:text-properties style:font-name="Times New Roman" fo:language="en" fo:country="US" style:font-name-asian="Times New Roman" style:font-name-complex="Times New Roman" style:font-size-complex="10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language-asian="zxx" style:country-asian="none" style:font-weight-asian="bold" style:font-name-complex="Times New Roman" style:font-size-complex="10pt"/>
    </style:style>
    <style:style style:name="IndexTerms" style:family="paragraph" style:parent-style-name="Standard" style:next-style-name="Standard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" style:family="paragraph" style:parent-style-name="Standard" style:class="extra">
      <style:paragraph-properties fo:margin-left="0in" fo:margin-right="0in" fo:margin-top="0in" fo:margin-bottom="0in" fo:line-height="105%" fo:text-align="justify" style:justify-single-word="false" fo:orphans="0" fo:widows="0" fo:text-indent="0.1665in" style:auto-text-indent="false"/>
      <style:text-properties style:font-name="Times New Roman" fo:font-size="10pt" fo:language="en" fo:country="US" style:font-name-asian="Times New Roman" style:font-size-asian="10pt" style:language-asian="zxx" style:country-asian="none" style:font-name-complex="Times New Roman" style:font-size-complex="10pt"/>
    </style:style>
    <style:style style:name="Footnote" style:family="paragraph" style:parent-style-name="Standard" style:class="extra">
      <style:paragraph-properties fo:margin-left="0in" fo:margin-right="0in" fo:margin-top="0in" fo:margin-bottom="0in" fo:line-height="100%" fo:text-align="justify" style:justify-single-word="false" fo:text-indent="0.1665in" style:auto-text-indent="false"/>
      <style:text-properties style:font-name="Times New Roman" fo:font-size="8pt" fo:language="en" fo:country="US" style:font-name-asian="Times New Roman" style:font-size-asian="8pt" style:language-asian="zxx" style:country-asian="none" style:font-name-complex="Times New Roman" style:font-size-complex="10pt"/>
    </style:style>
    <style:style style:name="Title" style:family="paragraph" style:parent-style-name="Standard" style:next-style-name="Standard" style:class="chapter">
      <style:paragraph-properties fo:margin-top="0in" fo:margin-bottom="0in" fo:line-height="100%" fo:text-align="center" style:justify-single-word="false"/>
      <style:text-properties style:font-name="Times New Roman" fo:font-size="24pt" fo:language="en" fo:country="US" style:letter-kerning="true" style:font-name-asian="Times New Roman" style:font-size-asian="24pt" style:language-asian="zxx" style:country-asian="none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language-asian="en" style:country-asian="US" style:font-name-complex="Times New Roman" style:font-size-complex="10pt" style:language-complex="ar" style:country-complex="SA"/>
    </style:style>
    <style:style style:name="WW-Default" style:family="paragraph">
      <style:paragraph-properties fo:orphans="2" fo:widows="2"/>
      <style:text-properties fo:color="#000000" style:font-name="Times New Roman" fo:font-size="12pt" fo:language="pt" fo:country="BR" style:font-name-asian="Calibri" style:font-size-asian="12pt" style:language-asian="en" style:country-asian="US" style:font-name-complex="Times New Roman" style:font-size-complex="12pt" style:language-complex="ar" style:country-complex="SA"/>
    </style:style>
    <style:style style:name="Author" style:family="paragraph">
      <style:paragraph-properties fo:margin-top="0.25in" fo:margin-bottom="0.028in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en" style:country-asian="US" style:font-name-complex="Times New Roman" style:font-size-complex="11pt" style:language-complex="ar" style:country-complex="SA"/>
    </style:style>
    <style:style style:name="Texto_20_de_20_globo1" style:display-name="Texto de globo1" style:family="paragraph" style:parent-style-name="Standard">
      <style:paragraph-properties fo:margin-top="0in" fo:margin-bottom="0in" fo:line-height="100%"/>
      <style:text-properties style:font-name="Tahoma" fo:font-size="8pt" fo:language="en" fo:country="US" style:font-name-asian="Times New Roman" style:font-size-asian="8pt" style:font-name-complex="Tahoma" style:font-size-complex="8pt"/>
    </style:style>
    <style:style style:name="paper_20_subtitle" style:display-name="paper subtitle" style:family="paragraph">
      <style:paragraph-properties fo:margin-top="0in" fo:margin-bottom="0.0835in" fo:text-align="center" style:justify-single-word="false" fo:orphans="2" fo:widows="2" fo:hyphenation-ladder-count="no-limit"/>
      <style:text-properties style:use-window-font-color="true" style:font-name="Times New Roman" fo:font-size="14pt" fo:language="en" fo:country="US" style:font-name-asian="MS Mincho" style:font-size-asian="14pt" style:language-asian="ar" style:country-asian="SA" style:font-name-complex="Times New Roman" style:font-size-complex="14pt" style:language-complex="ar" style:country-complex="SA" fo:hyphenate="false" fo:hyphenation-remain-char-count="2" fo:hyphenation-push-char-count="2"/>
    </style:style>
    <style:style style:name="paper_20_title" style:display-name="paper title" style:family="paragraph">
      <style:paragraph-properties fo:margin-top="0in" fo:margin-bottom="0.0835in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en" style:country-asian="US" style:font-name-complex="Times New Roman" style:font-size-complex="24pt" style:language-complex="ar" style:country-complex="SA"/>
    </style:style>
    <style:style style:name="Título1" style:family="paragraph" style:parent-style-name="Standard" style:next-style-name="Standard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24pt" fo:language="en" fo:country="US" style:letter-kerning="true" style:font-name-asian="Droid Sans Fallback" style:font-size-asian="24pt" style:language-asian="ar" style:country-asian="SA" style:font-name-complex="Arial" style:font-size-complex="14pt" fo:hyphenate="false" fo:hyphenation-remain-char-count="2" fo:hyphenation-push-char-count="2"/>
    </style:style>
    <style:style style:name="Autores_20_URSI" style:display-name="Autores URSI" style:family="paragraph" style:parent-style-name="Standard">
      <style:paragraph-properties fo:margin-top="0.1807in" fo:margin-bottom="0in" fo:line-height="100%" fo:text-align="center" style:justify-single-word="false"/>
      <style:text-properties style:font-name="Times New Roman" fo:font-size="10pt" fo:language="es" fo:country="ES" style:font-name-asian="Times New Roman" style:font-size-asian="10pt" style:font-name-complex="Times New Roman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language-asian="zxx" style:country-asian="none" style:font-size-complex="10pt"/>
    </style:style>
    <style:style style:name="List_20_Number" style:display-name="List Number" style:family="paragraph" style:parent-style-name="Standard" style:list-style-name="WW8Num1">
      <style:paragraph-properties fo:margin-left="0.25in" fo:margin-right="0in" fo:margin-top="0in" fo:margin-bottom="0in" fo:line-height="100%" fo:text-indent="-0.25in" style:auto-text-indent="false"/>
      <style:text-properties style:font-name="Times New Roman" fo:font-size="10pt" fo:language="en" fo:country="US" style:font-name-asian="SimSun1" style:font-size-asian="10pt" style:font-name-complex="Times New Roman" style:font-size-complex="10pt"/>
    </style:style>
    <style:style style:name="Plain_20_Text" style:display-name="Plain Text" style:family="paragraph" style:parent-style-name="Standard">
      <style:text-properties style:font-name="Courier New1" fo:font-size="10pt" style:font-size-asian="10pt" style:language-asian="zxx" style:country-asian="none" style:font-name-complex="Courier New1" style:font-size-complex="10pt"/>
    </style:style>
    <style:style style:name="Biography" style:family="paragraph" style:parent-style-name="Plain_20_Text">
      <style:paragraph-properties fo:margin-top="0.1665in" fo:margin-bottom="0in" fo:line-height="100%" fo:text-align="justify" style:justify-single-word="false"/>
      <style:text-properties style:font-name="Times New Roman" fo:font-size="8pt" fo:language="en" fo:country="US" style:font-name-asian="SimSun1" style:font-size-asian="8pt" style:font-name-complex="Times New Roman"/>
    </style:style>
    <style:style style:name="References" style:family="paragraph" style:parent-style-name="Standard" style:list-style-name="WW8Num3">
      <style:paragraph-properties fo:margin-left="0.6665in" fo:margin-right="0in" fo:margin-top="0in" fo:margin-bottom="0in" fo:line-height="100%" fo:text-align="justify" style:justify-single-word="false" fo:hyphenation-ladder-count="no-limit" fo:text-indent="-0.5in" style:auto-text-indent="false"/>
      <style:text-properties style:font-name="Times New Roman" fo:font-size="8pt" fo:language="es" fo:country="MX" style:font-name-asian="Times New Roman" style:font-size-asian="8pt" style:language-asian="ar" style:country-asian="SA" style:font-name-complex="Times New Roman" style:font-size-complex="10pt" fo:hyphenate="false" fo:hyphenation-remain-char-count="2" fo:hyphenation-push-char-count="2"/>
    </style:style>
    <style:style style:name="Figure_20_Caption" style:display-name="Figure Caption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8pt" fo:language="en" fo:country="US" style:font-name-asian="Times New Roman" style:font-size-asian="8pt" style:font-name-complex="Times New Roman" style:font-size-complex="8pt"/>
    </style:style>
    <style:style style:name="Lista_20_multicolor_20_-_20_Énfasis_20_11" style:display-name="Lista multicolor - Énfasis 11" style:family="paragraph" style:parent-style-name="Standard">
      <style:paragraph-properties fo:margin-left="0.5in" fo:margin-right="0in" fo:text-indent="0in" style:auto-text-indent="false"/>
    </style:style>
    <style:style style:name="Encabezado1" style:family="paragraph" style:parent-style-name="Standard" style:next-style-name="Standard">
      <style:paragraph-properties fo:margin-top="0in" fo:margin-bottom="0in" fo:line-height="100%" fo:text-align="center" style:justify-single-word="false" fo:hyphenation-ladder-count="no-limit"/>
      <style:text-properties style:font-name="Times New Roman" fo:font-size="24pt" fo:language="en" fo:country="US" style:letter-kerning="true" style:font-name-asian="Times New Roman" style:font-size-asian="24pt" style:language-asian="zh" style:country-asian="CN" style:font-name-complex="Times New Roman" style:font-size-complex="10pt" fo:hyphenate="false" fo:hyphenation-remain-char-count="2" fo:hyphenation-push-char-count="2"/>
    </style:style>
    <style:style style:name="Conteúdo_20_do_20_quadro" style:display-name="Conteúdo do quadro" style:family="paragraph" style:parent-style-name="Standard">
      <style:paragraph-properties fo:hyphenation-ladder-count="no-limit"/>
      <style:text-properties fo:color="#00007f" style:letter-kerning="true" style:font-name-asian="Droid Sans Fallback" fo:hyphenate="false" fo:hyphenation-remain-char-count="2" fo:hyphenation-push-char-count="2"/>
    </style:style>
    <style:style style:name="Ref_20_Text" style:display-name="Ref Text" style:family="paragraph">
      <style:paragraph-properties fo:margin-left="0.1575in" fo:margin-right="0in" fo:line-height="0.1252in" fo:text-align="justify" style:justify-single-word="false" fo:orphans="2" fo:widows="2" fo:text-indent="-0.1575in" style:auto-text-indent="false"/>
      <style:text-properties style:use-window-font-color="true" style:font-name="Times New Roman" fo:font-size="7pt" fo:language="en" fo:country="US" style:font-name-asian="Times New Roman" style:font-size-asian="7pt" style:language-asian="en" style:country-asian="US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line-through-style="none"/>
    </style:style>
    <style:style style:name="WW8Num2z0" style:family="text">
      <style:text-properties style:text-line-through-style="none"/>
    </style:style>
    <style:style style:name="WW8Num3z0" style:family="text">
      <style:text-properties style:text-line-through-style="non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normal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font-variant="small-caps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/>
    </style:style>
    <style:style style:name="Internet_20_link" style:display-name="Internet link" style:family="text" style:parent-style-name="Default_20_Paragraph_20_Font">
      <style:text-properties fo:color="#0000ff"/>
    </style:style>
    <style:style style:name="Text_20_Car" style:display-name="Text Car" style:family="text" style:parent-style-name="Default_20_Paragraph_20_Fon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Abstract_20_Char" style:display-name="Abstract Char" style:family="text" style:parent-style-name="Default_20_Paragraph_20_Font">
      <style:text-properties style:font-name="Times New Roman" fo:font-size="9pt" fo:language="en" fo:country="US" fo:font-weight="bold" style:font-name-asian="Times New Roman" style:font-size-asian="9pt" style:font-weight-asian="bold" style:font-name-complex="Times New Roman" style:font-size-complex="10pt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size="8pt" fo:language="en" fo:country="US" style:font-name-asian="Times New Roman" style:font-size-asian="8pt" style:font-name-complex="Times New Roman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Título_20_Char" style:display-name="Título Char" style:family="text" style:parent-style-name="Default_20_Paragraph_20_Font">
      <style:text-properties style:font-name="Times New Roman" fo:font-size="24pt" fo:language="en" fo:country="US" style:letter-kerning="true" style:font-name-asian="Times New Roman" style:font-size-asian="24pt" style:font-name-complex="Times New Roman" style:font-size-complex="10pt"/>
    </style:style>
    <style:style style:name="Título_20__23_2" style:display-name="Título #2" style:family="text" style:parent-style-name="Default_20_Paragraph_20_Font">
      <style:text-properties fo:font-variant="normal" fo:text-transform="none" style:text-line-through-style="none" style:font-name="Times New Roman" fo:font-size="23.5pt" fo:letter-spacing="normal" fo:font-style="normal" style:text-underline-style="none" fo:font-weight="normal" style:font-name-asian="Times New Roman" style:font-size-asian="23.5pt" style:font-style-asian="normal" style:font-weight-asian="normal" style:font-name-complex="Times New Roman" style:font-size-complex="23.5pt" style:font-style-complex="normal" style:font-weight-complex="normal"/>
    </style:style>
    <style:style style:name="Texto_20_do_20_corpo" style:display-name="Texto do corpo" style:family="text" style:parent-style-name="Default_20_Paragraph_20_Font">
      <style:text-properties fo:font-variant="normal" fo:text-transform="none" style:text-line-through-style="none" style:font-name="Times New Roman" fo:font-size="9.5pt" fo:font-style="normal" style:text-underline-style="none" fo:font-weight="normal" style:font-name-asian="Times New Roman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hp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normal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style6" style:family="text" style:parent-style-name="Default_20_Paragraph_20_Font"/>
    <style:style style:name="type2" style:family="text" style:parent-style-name="Default_20_Paragraph_20_Font">
      <style:text-properties fo:text-transform="uppercase" fo:color="#ff0000" fo:font-weight="bold" style:font-weight-asian="bold" style:font-weight-complex="normal"/>
    </style:style>
    <style:style style:name="long_5f_text" style:display-name="long_text" style:family="text" style:parent-style-name="Default_20_Paragraph_20_Font"/>
    <style:style style:name="Texto_20_de_20_nota_20_de_20_fim_20_Char" style:display-name="Texto de nota de fim Char" style:family="text" style:parent-style-name="Default_20_Paragraph_20_Font">
      <style:text-properties fo:language="pt" fo:country="B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MTEquationSection" style:family="text" style:parent-style-name="Default_20_Paragraph_20_Font">
      <style:text-properties fo:color="#ff0000" fo:language="es" fo:country="ES" text:display="none"/>
    </style:style>
    <style:style style:name="st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urier New1" fo:language="pt" fo:country="BR" style:font-name-complex="Courier New1"/>
    </style:style>
    <style:style style:name="Símbolo_20_de_20_nota_20_al_20_pie" style:display-name="Símbolo de nota al pie" style:family="text" style:parent-style-name="Default_20_Paragraph_20_Font">
      <style:text-properties style:text-position="super 58%"/>
    </style:style>
    <style:style style:name="WW8Dropcap0" style:family="text" style:parent-style-name="Default_20_Paragraph_20_Font">
      <style:text-properties fo:font-size="28pt" style:font-size-asian="28pt"/>
    </style:style>
    <style:style style:name="Text_20_Char" style:display-name="Text Char" style:family="text" style:parent-style-name="Default_20_Paragraph_20_Font">
      <style:text-properties fo:language="en" fo:country="US" style:language-asian="en" style:country-asian="US"/>
    </style:style>
    <style:style style:name="apple-tab-span" style:family="text" style:parent-style-name="Default_20_Paragraph_20_Font"/>
    <style:style style:name="Sem_20_Espaçamento_20_Char" style:display-name="Sem Espaçamento Ch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Caracteres_20_de_20_nota_20_al_20_pie" style:display-name="Caracteres de nota al pie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outline-level-style>
      <text:outline-level-style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suffix=".  " style:num-format="A" style:num-letter-sync="true">
        <style:list-level-properties text:list-level-position-and-space-mode="label-alignment">
          <style:list-level-label-alignment text:label-followed-by="nothing" fo:margin-left="1.4772in"/>
        </style:list-level-properties>
      </text:list-level-style-number>
      <text:list-level-style-number text:level="3" text:style-name="WW8Num2z0" style:num-prefix="    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4" text:style-name="WW8Num2z0" style:num-prefix="          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5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6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7" text:style-name="WW8Num2z0" style:num-prefix="                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8" text:style-name="WW8Num2z0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9" text:style-name="WW8Num2z0" style:num-prefix="(" style:num-suffix=")  " style:num-format="1">
        <style:list-level-properties text:list-level-position-and-space-mode="label-alignment">
          <style:list-level-label-alignment text:label-followed-by="nothing" fo:margin-left="1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i">
        <style:list-level-properties text:list-level-position-and-space-mode="label-alignment">
          <style:list-level-label-alignment text:label-followed-by="listtab" fo:margin-left="0.166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0.6665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fo:margin-left="1.2917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margin-left="1.6665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2.166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fo:margin-left="2.791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margin-left="3.166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margin-left="3.6665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693in" fo:margin-left="0.6693in" fo:margin-right="0.66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</meta:initial-creator>
    <meta:creation-date>2017-06-22T08:15:00</meta:creation-date>
    <dc:date>2020-07-11T11:33:31.28</dc:date>
    <meta:print-date>2016-08-09T23:00:00</meta:print-date>
    <meta:editing-cycles>90</meta:editing-cycles>
    <meta:generator>OpenOffice/4.1.7$Win32 OpenOffice.org_project/417m1$Build-9800</meta:generator>
    <meta:editing-duration>P1DT12H23M</meta:editing-duration>
    <meta:document-statistic meta:table-count="0" meta:image-count="0" meta:object-count="77" meta:page-count="6" meta:paragraph-count="223" meta:word-count="2618" meta:character-count="16421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t</mi>
              <mn>2</mn>
            </msup>
          </mrow>
        </mfrac>
        <mo stretchy="false">=</mo>
        <msup>
          <mi>v</mi>
          <mn>2</mn>
        </msup>
      </mrow>
      <mfrac>
        <mrow>
          <msup>
            <mo stretchy="false">∂</mo>
            <mn>2</mn>
          </msup>
          <mi>u</mi>
        </mrow>
        <mrow>
          <mo stretchy="false">∂</mo>
          <msup>
            <mi>x</mi>
            <mn>2</mn>
          </msup>
        </mrow>
      </mfrac>
    </mrow>
    <annotation encoding="StarMath 5.0">{partial^2 u } over {partial t^2} = v^2 {partial^2 u} over {partial x^2 } </annotation>
  </semantics>
</math>
</file>

<file path=Object 10/content.xml><?xml version="1.0" encoding="utf-8"?>
<math xmlns="http://www.w3.org/1998/Math/MathML">
  <semantics>
    <mrow>
      <mrow>
        <mrow>
          <msub>
            <mi>v</mi>
            <mi>p</mi>
          </msub>
          <mo stretchy="false">=</mo>
          <mfrac>
            <mo stretchy="false">ω</mo>
            <mi>k</mi>
          </mfrac>
        </mrow>
        <mo stretchy="false">=</mo>
        <mrow>
          <mo stretchy="false">±</mo>
          <mi>c</mi>
        </mrow>
      </mrow>
    </mrow>
    <annotation encoding="StarMath 5.0">v_p=%omega over k = plusminus c</annotation>
  </semantics>
</math>
</file>

<file path=Object 11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row>
          <mover accent="true">
            <msub>
              <mi>k</mi>
              <mi mathvariant="italic">real</mi>
            </msub>
            <mo stretchy="false">̃</mo>
          </mover>
          <mo stretchy="false">+</mo>
          <mi>j</mi>
        </mrow>
      </mrow>
      <mover accent="true">
        <msub>
          <mi>k</mi>
          <mi mathvariant="italic">img</mi>
        </msub>
        <mo stretchy="false">̃</mo>
      </mover>
    </mrow>
    <annotation encoding="StarMath 5.0">tilde k = tilde k_real +j tilde k_img</annotation>
  </semantics>
</math>
</file>

<file path=Object 12/content.xml><?xml version="1.0" encoding="utf-8"?>
<math xmlns="http://www.w3.org/1998/Math/MathML">
  <semantics>
    <mrow>
      <mrow>
        <msubsup>
          <mi>u</mi>
          <mi>i</mi>
          <mi>n</mi>
        </msubsup>
        <mo stretchy="false">=</mo>
        <msup>
          <mi>e</mi>
          <mrow>
            <mi>j</mi>
            <mrow>
              <mo stretchy="false">(</mo>
              <mrow>
                <mo stretchy="false">ω</mo>
                <mi>n</mi>
                <mo stretchy="false">Δ</mo>
                <mrow>
                  <mi>t</mi>
                  <mo stretchy="false">−</mo>
                  <mover accent="true">
                    <mi>k</mi>
                    <mo stretchy="false">̃</mo>
                  </mover>
                </mrow>
                <mi>i</mi>
                <mo stretchy="false">Δ</mo>
                <mi>x</mi>
              </mrow>
              <mo stretchy="false">)</mo>
            </mrow>
          </mrow>
        </msup>
      </mrow>
    </mrow>
    <annotation encoding="StarMath 5.0">u^n_i = e^{j(%omega n%DELTA t - tilde k i%DELTA x)}</annotation>
  </semantics>
</math>
</file>

<file path=Object 13/content.xml><?xml version="1.0" encoding="utf-8"?>
<math xmlns="http://www.w3.org/1998/Math/MathML">
  <semantics>
    <mtable>
      <mtr>
        <mtd>
          <mrow>
            <mrow>
              <msup>
                <mi>e</mi>
                <mrow>
                  <mi>j</mi>
                  <mrow>
                    <mo stretchy="false">(</mo>
                    <mrow>
                      <mo stretchy="false">ω</mo>
                      <mrow>
                        <mo stretchy="false">[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stretchy="false">]</mo>
                      </mrow>
                      <mo stretchy="false">Δ</mo>
                      <mrow>
                        <mi>t</mi>
                        <mo stretchy="false">−</mo>
                        <mover accent="true">
                          <mi>k</mi>
                          <mo stretchy="false">̃</mo>
                        </mover>
                      </mrow>
                      <mi>i</mi>
                      <mo stretchy="false">Δ</mo>
                      <mi>x</mi>
                    </mrow>
                    <mo stretchy="false">)</mo>
                  </mrow>
                </mrow>
              </msup>
              <mo stretchy="false">=</mo>
              <mrow/>
            </mrow>
          </mrow>
        </mtd>
      </mtr>
      <mtr>
        <mtd>
          <mrow>
            <mrow/>
            <msup>
              <mfenced open="(" close=")">
                <mrow>
                  <mfrac>
                    <mrow>
                      <mi>v</mi>
                      <mo stretchy="false">Δ</mo>
                      <mi>t</mi>
                    </mrow>
                    <mrow>
                      <mo stretchy="false">Δ</mo>
                      <mi>x</mi>
                    </mrow>
                  </mfrac>
                </mrow>
              </mfenced>
              <mn>2</mn>
            </msup>
            <mfenced open="[" close="]">
              <mrow>
                <mtable>
                  <mtr>
                    <mtd>
                      <mrow>
                        <msup>
                          <mi>e</mi>
                          <mrow>
                            <mi>j</mi>
                            <mrow>
                              <mo stretchy="false">(</mo>
                              <mrow>
                                <mo stretchy="false">ω</mo>
                                <mi>n</mi>
                                <mo stretchy="false">Δ</mo>
                                <mrow>
                                  <mi>t</mi>
                                  <mo stretchy="false">−</mo>
                                  <mover accent="true">
                                    <mi>k</mi>
                                    <mo stretchy="false">̃</mo>
                                  </mover>
                                </mrow>
                                <mrow>
                                  <mo stretchy="false">[</mo>
                                  <mrow>
                                    <mrow>
                                      <mi>i</mi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  <mo stretchy="false">Δ</mo>
                                <mi>x</mi>
                              </mrow>
                              <mo stretchy="false">)</mo>
                            </mrow>
                          </mrow>
                        </msup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  <msup>
                          <mi>e</mi>
                          <mrow>
                            <mi>j</mi>
                            <mrow>
                              <mo stretchy="false">(</mo>
                              <mrow>
                                <mo stretchy="false">ω</mo>
                                <mi>n</mi>
                                <mo stretchy="false">Δ</mo>
                                <mrow>
                                  <mi>t</mi>
                                  <mo stretchy="false">−</mo>
                                  <mover accent="true">
                                    <mi>k</mi>
                                    <mo stretchy="false">̃</mo>
                                  </mover>
                                </mrow>
                                <mi>i</mi>
                                <mo stretchy="false">Δ</mo>
                                <mi>x</mi>
                              </mrow>
                              <mo stretchy="false">)</mo>
                            </mrow>
                          </mrow>
                        </msup>
                      </mrow>
                    </mtd>
                  </mtr>
                  <mtr>
                    <mtd>
                      <mrow>
                        <mrow>
                          <mo stretchy="false">+</mo>
                          <msup>
                            <mi>e</mi>
                            <mrow>
                              <mi>j</mi>
                              <mrow>
                                <mo stretchy="false">(</mo>
                                <mrow>
                                  <mo stretchy="false">ω</mo>
                                  <mi>n</mi>
                                  <mo stretchy="false">Δ</mo>
                                  <mrow>
                                    <mi>t</mi>
                                    <mo stretchy="false">−</mo>
                                    <mover accent="true">
                                      <mi>k</mi>
                                      <mo stretchy="false">̃</mo>
                                    </mover>
                                  </mrow>
                                  <mrow>
                                    <mo stretchy="false">[</mo>
                                    <mrow>
                                      <mrow>
                                        <mi>i</mi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  <mo stretchy="false">Δ</mo>
                                  <mi>x</mi>
                                </mrow>
                                <mo stretchy="false">)</mo>
                              </mrow>
                            </mrow>
                          </msup>
                        </mrow>
                      </mrow>
                    </mtd>
                    <mtd>
                      <mrow>
                        <mo>❑</mo>
                      </mrow>
                    </mtd>
                  </mtr>
                </mtable>
              </mrow>
            </mfenced>
            <mrow/>
          </mrow>
        </mtd>
      </mtr>
      <mtr>
        <mtd>
          <mrow>
            <mrow>
              <mrow/>
              <mo stretchy="false">+</mo>
              <mn>2</mn>
            </mrow>
            <mrow>
              <msup>
                <mi>e</mi>
                <mrow>
                  <mi>j</mi>
                  <mrow>
                    <mo stretchy="false">(</mo>
                    <mrow>
                      <mo stretchy="false">ω</mo>
                      <mi>n</mi>
                      <mo stretchy="false">Δ</mo>
                      <mrow>
                        <mi>t</mi>
                        <mo stretchy="false">−</mo>
                        <mover accent="true">
                          <mi>k</mi>
                          <mo stretchy="false">̃</mo>
                        </mover>
                      </mrow>
                      <mi>i</mi>
                      <mo stretchy="false">Δ</mo>
                      <mi>x</mi>
                    </mrow>
                    <mo stretchy="false">)</mo>
                  </mrow>
                </mrow>
              </msup>
              <mo stretchy="false">−</mo>
              <msup>
                <mi>e</mi>
                <mrow>
                  <mi>j</mi>
                  <mrow>
                    <mo stretchy="false">(</mo>
                    <mrow>
                      <mo stretchy="false">ω</mo>
                      <mrow>
                        <mo stretchy="false">[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Δ</mo>
                      <mrow>
                        <mi>t</mi>
                        <mo stretchy="false">−</mo>
                        <mover accent="true">
                          <mi>k</mi>
                          <mo stretchy="false">̃</mo>
                        </mover>
                      </mrow>
                      <mi>i</mi>
                      <mo stretchy="false">Δ</mo>
                      <mi>x</mi>
                    </mrow>
                    <mo stretchy="false">)</mo>
                  </mrow>
                </mrow>
              </msup>
            </mrow>
          </mrow>
        </mtd>
      </mtr>
    </mtable>
    <annotation encoding="StarMath 5.0">e^{j(%omega [n+1]%DELTA t - tilde k i%DELTA x)} = {}newline{} left({v%DELTA t} over {%DELTA x}right)^2  left [ matrix{e^{j(%omega n%DELTA t - tilde k [i+1]%DELTA x)} # - 2e^{j(%omega n%DELTA t - tilde k i%DELTA x)} ## + e^{j(%omega n%DELTA t - tilde k [i-1]%DELTA x)} # &lt;?&gt;}  right ] {}newline{} + 2e^{j(%omega n%DELTA t - tilde k i%DELTA x)} -e^{j(%omega [n-1]%DELTA t - tilde k i%DELTA x)}</annotation>
  </semantics>
</math>
</file>

<file path=Object 14/content.xml><?xml version="1.0" encoding="utf-8"?>
<math xmlns="http://www.w3.org/1998/Math/MathML">
  <semantics>
    <mrow>
      <mrow>
        <mfrac>
          <mrow>
            <mrow>
              <msup>
                <mi>e</mi>
                <mrow>
                  <mi>j</mi>
                  <mo stretchy="false">ω</mo>
                  <mo stretchy="false">Δ</mo>
                  <mi>t</mi>
                </mrow>
              </msup>
              <mo stretchy="false">+</mo>
              <msup>
                <mi>e</mi>
                <mrow>
                  <mrow>
                    <mo stretchy="false">−</mo>
                    <mi>j</mi>
                  </mrow>
                  <mo stretchy="false">ω</mo>
                  <mo stretchy="false">Δ</mo>
                  <mi>t</mi>
                </mrow>
              </msup>
            </mrow>
          </mrow>
          <mrow>
            <mn>2</mn>
          </mrow>
        </mfrac>
        <mo stretchy="false">=</mo>
        <msup>
          <mfenced open="(" close=")">
            <mrow>
              <mfrac>
                <mrow>
                  <mi>v</mi>
                  <mo stretchy="false">Δ</mo>
                  <mi>t</mi>
                </mrow>
                <mrow>
                  <mo stretchy="false">Δ</mo>
                  <mi>x</mi>
                </mrow>
              </mfrac>
            </mrow>
          </mfenced>
          <mn>2</mn>
        </msup>
      </mrow>
      <mrow>
        <mfenced open="(" close=")">
          <mrow>
            <mrow>
              <mfrac>
                <mrow>
                  <mrow>
                    <msup>
                      <mi>e</mi>
                      <mrow>
                        <mi>j</mi>
                        <mover accent="true">
                          <mi>k</mi>
                          <mo stretchy="false">̃</mo>
                        </mover>
                        <mo stretchy="false">Δ</mo>
                        <mi>x</mi>
                      </mrow>
                    </msup>
                    <mo stretchy="false">+</mo>
                    <msup>
                      <mi>e</mi>
                      <mrow>
                        <mrow>
                          <mo stretchy="false">−</mo>
                          <mi>j</mi>
                        </mrow>
                        <mover accent="true">
                          <mi>k</mi>
                          <mo stretchy="false">̃</mo>
                        </mover>
                        <mo stretchy="false">Δ</mo>
                        <mi>x</mi>
                      </mrow>
                    </msup>
                  </mrow>
                </mrow>
                <mrow>
                  <mn>2</mn>
                </mrow>
              </mfrac>
              <mo stretchy="false">−</mo>
              <mn>1</mn>
            </mrow>
          </mrow>
        </mfenced>
        <mo stretchy="false">+</mo>
        <mn>1</mn>
      </mrow>
    </mrow>
    <annotation encoding="StarMath 5.0">{ e^{j%omega %DELTA t } + e^{-j%omega %DELTA t}} over {2} = left ({v%DELTA t }over {%DELTA x} right)^2 left ( {e^{j tilde k %DELTA x}+ e^{-j tilde k %DELTA x} }over{2} -1 right)+1</annotation>
  </semantics>
</math>
</file>

<file path=Object 15/content.xml><?xml version="1.0" encoding="utf-8"?>
<math xmlns="http://www.w3.org/1998/Math/MathML">
  <semantics>
    <mrow>
      <mi>cos</mi>
      <mrow>
        <mrow>
          <mo stretchy="false">(</mo>
          <mrow>
            <mo stretchy="false">ω</mo>
            <mo stretchy="false">Δ</mo>
            <mi>t</mi>
          </mrow>
          <mo stretchy="false">)</mo>
        </mrow>
        <mo stretchy="false">=</mo>
        <msup>
          <mfenced open="(" close=")">
            <mrow>
              <mfrac>
                <mrow>
                  <mi>v</mi>
                  <mo stretchy="false">Δ</mo>
                  <mi>t</mi>
                </mrow>
                <mrow>
                  <mo stretchy="false">Δ</mo>
                  <mi>x</mi>
                </mrow>
              </mfrac>
            </mrow>
          </mfenced>
          <mn>2</mn>
        </msup>
      </mrow>
      <mrow>
        <mrow>
          <mo stretchy="false">[</mo>
          <mrow>
            <mi>cos</mi>
            <mrow>
              <mrow>
                <mo stretchy="false">(</mo>
                <mrow>
                  <mover accent="true">
                    <mi>k</mi>
                    <mo stretchy="false">̃</mo>
                  </mover>
                  <mo stretchy="false">Δ</mo>
                  <mi>x</mi>
                </mrow>
                <mo stretchy="false">)</mo>
              </mrow>
              <mo stretchy="false">−</mo>
              <mn>1</mn>
            </mrow>
          </mrow>
          <mo stretchy="false">]</mo>
        </mrow>
        <mo stretchy="false">+</mo>
        <mn>1</mn>
      </mrow>
    </mrow>
    <annotation encoding="StarMath 5.0">cos(%omega %DELTA t) = left ( {v %DELTA t}over {%DELTA x}  right)^2 [cos (tilde k %DELTA x) -1]+ 1</annotation>
  </semantics>
</math>
</file>

<file path=Object 16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frac>
          <mn>1</mn>
          <mrow>
            <mo stretchy="false">Δ</mo>
            <mi>x</mi>
          </mrow>
        </mfrac>
      </mrow>
      <msup>
        <mi>cos</mi>
        <mrow>
          <mo stretchy="false">−</mo>
          <mn>1</mn>
        </mrow>
      </msup>
      <mfenced open="[" close="]">
        <mrow>
          <mrow>
            <mn>1</mn>
            <mo stretchy="false">+</mo>
            <msup>
              <mfenced open="(" close=")">
                <mrow>
                  <mfrac>
                    <mrow>
                      <mo stretchy="false">Δ</mo>
                      <mi>x</mi>
                    </mrow>
                    <mrow>
                      <mi>v</mi>
                      <mo stretchy="false">Δ</mo>
                      <mi>t</mi>
                    </mrow>
                  </mfrac>
                </mrow>
              </mfenced>
              <mn>2</mn>
            </msup>
          </mrow>
          <mrow>
            <mo stretchy="false">[</mo>
            <mrow>
              <mi>cos</mi>
              <mrow>
                <mrow>
                  <mo stretchy="false">(</mo>
                  <mrow>
                    <mo stretchy="false">ω</mo>
                    <mo stretchy="false">Δ</mo>
                    <mi>t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</mrow>
      </mfenced>
    </mrow>
    <annotation encoding="StarMath 5.0">tilde k = 1 over {%DELTA x} cos^-1 left [1+ left ( { %DELTA x}over {v %DELTA t}  right)^2 [cos (%omega %DELTA t) -1] right ]</annotation>
  </semantics>
</math>
</file>

<file path=Object 17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18/content.xml><?xml version="1.0" encoding="utf-8"?>
<math xmlns="http://www.w3.org/1998/Math/MathML">
  <semantics>
    <mrow>
      <mfrac>
        <mo stretchy="false">∂</mo>
        <mrow>
          <mo stretchy="false">∂</mo>
          <mi>z</mi>
        </mrow>
      </mfrac>
      <mrow>
        <msubsup>
          <mi>i</mi>
          <mrow>
            <mi>k</mi>
          </mrow>
          <mrow>
            <mi>n</mi>
          </mrow>
        </msubsup>
        <mo stretchy="false">≈</mo>
        <mfrac>
          <mrow>
            <mrow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  <mo stretchy="false">−</mo>
              <msubsup>
                <mi>v</mi>
                <mrow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  <mrow>
            <mo stretchy="false">Δ</mo>
            <mi>z</mi>
          </mrow>
        </mfrac>
      </mrow>
    </mrow>
    <annotation encoding="StarMath 5.0">partial over {partial z} i_{k}^{n} approx  {i_{k+1/2}^{n} - v_{i-1/2}^{n}} over {%DELTA z} </annotation>
  </semantics>
</math>
</file>

<file path=Object 19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row>
        <msubsup>
          <mi>v</mi>
          <mrow>
            <mi>k</mi>
          </mrow>
          <mrow>
            <mi>n</mi>
          </mrow>
        </msubsup>
        <mo stretchy="false">≈</mo>
        <mfrac>
          <mrow>
            <mrow>
              <msubsup>
                <mi>v</mi>
                <mrow>
                  <mi>k</mi>
                </mrow>
                <mrow>
                  <mrow>
                    <mi>n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bsup>
              <mo stretchy="false">−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  <mrow>
            <mo stretchy="false">Δ</mo>
            <mi>t</mi>
          </mrow>
        </mfrac>
      </mrow>
    </mrow>
    <annotation encoding="StarMath 5.0">partial over {partial t} v_{k}^{n} approx  {v_{k}^{n+1/2} - v_{k}^{n-1/2}} over {%DELTA t} </annotation>
  </semantics>
</math>
</file>

<file path=Object 2/content.xml><?xml version="1.0" encoding="utf-8"?>
<math xmlns="http://www.w3.org/1998/Math/MathML">
  <semantics>
    <mrow>
      <mrow>
        <msubsup>
          <mi>u</mi>
          <mi>i</mi>
          <mi>n</mi>
        </msubsup>
        <mo stretchy="false">=</mo>
        <mi>u</mi>
      </mrow>
      <mrow>
        <mo stretchy="false">(</mo>
        <mrow>
          <msub>
            <mi>x</mi>
            <mi>i</mi>
          </msub>
          <mi>,</mi>
          <msub>
            <mi>t</mi>
            <mi>n</mi>
          </msub>
        </mrow>
        <mo stretchy="false">)</mo>
      </mrow>
    </mrow>
    <annotation encoding="StarMath 5.0">u^n_i = u(x_i,t_n)</annotation>
  </semantics>
</math>
</file>

<file path=Object 20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i</mi>
                    <mrow>
                      <mrow>
                        <mi>k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  <mo stretchy="false">−</mo>
                  <msubsup>
                    <mi>i</mi>
                    <mrow>
                      <mrow>
                        <mi>k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row>
                      <mi>n</mi>
                    </mrow>
                  </msubsup>
                </mrow>
              </mrow>
              <mrow>
                <mo stretchy="false">Δ</mo>
                <mi>z</mi>
              </mrow>
            </mfrac>
          </mrow>
        </mrow>
        <mo stretchy="false">=</mo>
        <mi>C</mi>
      </mrow>
      <mfrac>
        <mrow>
          <mrow>
            <msubsup>
              <mi>v</mi>
              <mrow>
                <mi>k</mi>
              </mrow>
              <mrow>
                <mrow>
                  <mi>n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 stretchy="false">−</mo>
            <msubsup>
              <mi>v</mi>
              <mrow>
                <mi>k</mi>
              </mrow>
              <mrow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row>
            </msubsup>
          </mrow>
        </mrow>
        <mrow>
          <mo stretchy="false">Δ</mo>
          <mi>t</mi>
        </mrow>
      </mfrac>
    </mrow>
    <annotation encoding="StarMath 5.0">-{{i_{k+1/2}^{n} - i_{k-1/2}^{n}} over {%DELTA z}} =  C {v_{k}^{n+1/2} - v_{k}^{n-1/2}} over {%DELTA t} </annotation>
  </semantics>
</math>
</file>

<file path=Object 21/content.xml><?xml version="1.0" encoding="utf-8"?>
<math xmlns="http://www.w3.org/1998/Math/MathML">
  <semantics>
    <mrow>
      <mrow>
        <mrow>
          <mo stretchy="false">−</mo>
          <mrow>
            <mfrac>
              <mrow>
                <mrow>
                  <msubsup>
                    <mi>v</mi>
                    <mrow>
                      <mrow>
                        <mi>k</mi>
                        <mo stretchy="false">+</mo>
                        <mn>1</mn>
                      </mrow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  <mo stretchy="false">−</mo>
                  <msubsup>
                    <mi>v</mi>
                    <mrow>
                      <mi>k</mi>
                    </mrow>
                    <mrow>
                      <mrow>
                        <mi>n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</msubsup>
                </mrow>
              </mrow>
              <mrow>
                <mo stretchy="false">Δ</mo>
                <mi>t</mi>
              </mrow>
            </mfrac>
          </mrow>
        </mrow>
        <mo stretchy="false">=</mo>
        <mi>L</mi>
      </mrow>
      <mfrac>
        <mrow>
          <mrow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row>
                  <mi>n</mi>
                  <mo stretchy="false">+</mo>
                  <mn>1</mn>
                </mrow>
              </mrow>
            </msubsup>
            <mo stretchy="false">−</mo>
            <msubsup>
              <mi>i</mi>
              <mrow>
                <mrow>
                  <mi>k</mi>
                  <mo stretchy="false">+</mo>
                  <mrow>
                    <mn>1</mn>
                    <mo stretchy="false">/</mo>
                    <mn>2</mn>
                  </mrow>
                </mrow>
              </mrow>
              <mrow>
                <mi>n</mi>
              </mrow>
            </msubsup>
          </mrow>
        </mrow>
        <mrow>
          <mo stretchy="false">Δ</mo>
          <mi>z</mi>
        </mrow>
      </mfrac>
    </mrow>
    <annotation encoding="StarMath 5.0">-{{v_{k+1}^{n+1/2} - v_{k}^{n+1/2}} over {%DELTA t} } = L {i_{k+1/2}^{n+1} - i_{k+1/2}^{n}} over {%DELTA z} </annotation>
  </semantics>
</math>
</file>

<file path=Object 22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</mrow>
            </mfrac>
            <mrow>
              <mrow>
                <mo stretchy="false">(</mo>
                <mrow>
                  <mrow>
                    <msubsup>
                      <mi>i</mi>
                      <mrow>
                        <mrow>
                          <mi>k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  <mo stretchy="false">−</mo>
                    <msubsup>
                      <mi>i</mi>
                      <mrow>
                        <mrow>
                          <mi>k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row>
                        <mi>n</mi>
                      </mrow>
                    </msubsup>
                  </mrow>
                </mrow>
                <mo stretchy="false">)</mo>
              </mrow>
              <mo stretchy="false">+</mo>
              <msubsup>
                <mi>v</mi>
                <mrow>
                  <mi>k</mi>
                </mrow>
                <mrow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</msubsup>
            </mrow>
          </mrow>
        </mrow>
      </mrow>
    </mrow>
    <annotation encoding="StarMath 5.0">v_{k}^{n+1/2} =- {{%DELTA t} over {%DELTA z C}(i_{k+1/2}^{n} -i_{k-1/2}^{n}) + v_{k}^{n-1/2} }</annotation>
  </semantics>
</math>
</file>

<file path=Object 23/content.xml><?xml version="1.0" encoding="utf-8"?>
<math xmlns="http://www.w3.org/1998/Math/MathML">
  <semantics>
    <mrow>
      <mrow>
        <msubsup>
          <mi>i</mi>
          <mrow>
            <mrow>
              <mi>k</mi>
              <mo stretchy="false">+</mo>
              <mrow>
                <mn>1</mn>
                <mo stretchy="false">/</mo>
                <mn>2</mn>
              </mrow>
            </mrow>
          </mrow>
          <mrow>
            <mrow>
              <mi>n</mi>
              <mo stretchy="false">+</mo>
              <mn>1</mn>
            </mrow>
          </mrow>
        </msubsup>
        <mo stretchy="false">=</mo>
        <mrow>
          <mo stretchy="false">−</mo>
          <mrow>
            <mfrac>
              <mrow>
                <mo stretchy="false">Δ</mo>
                <mi>z</mi>
              </mrow>
              <mrow>
                <mo stretchy="false">Δ</mo>
                <mi>t</mi>
                <mi>L</mi>
              </mrow>
            </mfrac>
            <mrow>
              <mrow>
                <mo stretchy="false">(</mo>
                <mrow>
                  <mrow>
                    <msubsup>
                      <mi>v</mi>
                      <mrow>
                        <mrow>
                          <mi>k</mi>
                          <mo stretchy="false">+</mo>
                          <mn>1</mn>
                        </mrow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  <mo stretchy="false">−</mo>
                    <msubsup>
                      <mi>v</mi>
                      <mrow>
                        <mi>k</mi>
                      </mrow>
                      <mrow>
                        <mrow>
                          <mi>n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bsup>
                  </mrow>
                </mrow>
                <mo stretchy="false">)</mo>
              </mrow>
              <mo stretchy="false">+</mo>
              <msubsup>
                <mi>i</mi>
                <mrow>
                  <mrow>
                    <mi>k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row>
                  <mi>n</mi>
                </mrow>
              </msubsup>
            </mrow>
          </mrow>
        </mrow>
      </mrow>
    </mrow>
    <annotation encoding="StarMath 5.0">i_{k+1/2}^{n+1} = -{{%DELTA z} over {%DELTA t L}(v_{k+1}^{n+1/2} -v_{k}^{n+1/2}) + i_{k+1/2}^{n} }</annotation>
  </semantics>
</math>
</file>

<file path=Object 24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26/content.xml><?xml version="1.0" encoding="utf-8"?>
<math xmlns="http://www.w3.org/1998/Math/MathML">
  <semantics>
    <mrow>
      <mrow>
        <msubsup>
          <mi>v</mi>
          <mrow>
            <mi>k</mi>
          </mrow>
          <mrow>
            <mi>n</mi>
          </mrow>
        </msubsup>
        <mo stretchy="false">=</mo>
        <msubsup>
          <mi>V</mi>
          <mrow>
            <mn>0</mn>
          </mrow>
          <mrow>
            <mtext>+</mtext>
          </mrow>
        </msubsup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v_{k}^{n} = V_{0}^{"+"} cos(%omega n%DELTA t - %beta k %DELTA z)</annotation>
  </semantics>
</math>
</file>

<file path=Object 27/content.xml><?xml version="1.0" encoding="utf-8"?>
<math xmlns="http://www.w3.org/1998/Math/MathML">
  <semantics>
    <mrow>
      <mrow>
        <msubsup>
          <mi>i</mi>
          <mrow>
            <mi>k</mi>
          </mrow>
          <mrow>
            <mi>n</mi>
          </mrow>
        </msubsup>
        <mo stretchy="false">=</mo>
        <mfrac>
          <mrow>
            <msubsup>
              <mi>V</mi>
              <mrow>
                <mn>0</mn>
              </mrow>
              <mrow>
                <mtext>+</mtext>
              </mrow>
            </msubsup>
          </mrow>
          <mrow>
            <msub>
              <mi>Z</mi>
              <mrow>
                <mn>0</mn>
              </mrow>
            </msub>
          </mrow>
        </mfrac>
      </mrow>
      <mi>cos</mi>
      <mrow>
        <mo stretchy="false">(</mo>
        <mrow>
          <mo stretchy="false">ω</mo>
          <mi>n</mi>
          <mo stretchy="false">Δ</mo>
          <mrow>
            <mi>t</mi>
            <mo stretchy="false">−</mo>
            <mo stretchy="false">β</mo>
          </mrow>
          <mi>k</mi>
          <mo stretchy="false">Δ</mo>
          <mi>z</mi>
        </mrow>
        <mo stretchy="false">)</mo>
      </mrow>
    </mrow>
    <annotation encoding="StarMath 5.0">i_{k}^{n} = {V_{0}^{"+"}} over {Z_{0}}  cos(%omega n%DELTA t - %beta k %DELTA z)</annotation>
  </semantics>
</math>
</file>

<file path=Object 28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n>1</mn>
            </mrow>
          </mrow>
        </msubsup>
        <mo stretchy="false">=</mo>
        <mn>1</mn>
      </mrow>
    </mrow>
    <annotation encoding="StarMath 5.0">v_{k}^{n+1} =1</annotation>
  </semantics>
</math>
</file>

<file path=Object 29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−</mo>
              <mrow>
                <mn>1</mn>
                <mo stretchy="false">/</mo>
                <mn>2</mn>
              </mrow>
            </mrow>
          </mrow>
        </msubsup>
        <mo stretchy="false">=</mo>
        <mrow>
          <mo stretchy="false">−</mo>
          <mn>1</mn>
        </mrow>
      </mrow>
    </mrow>
    <annotation encoding="StarMath 5.0">v_{k}^{n-1/2} = -1</annotation>
  </semantics>
</math>
</file>

<file path=Object 3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30/content.xml><?xml version="1.0" encoding="utf-8"?>
<math xmlns="http://www.w3.org/1998/Math/MathML">
  <semantics>
    <mrow>
      <mrow>
        <mn>2</mn>
        <mo stretchy="false">=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row>
              <mo stretchy="false">[</mo>
              <mrow>
                <mi>cos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−</mo>
                  <mi>cos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  <mo stretchy="false">]</mo>
            </mrow>
          </mrow>
        </mrow>
      </mrow>
    </mrow>
    <annotation encoding="StarMath 5.0">2 =- {{%DELTA t} over {%DELTA z C Z_{0}}[cos (A) - cos(B)]}</annotation>
  </semantics>
</math>
</file>

<file path=Object 31/content.xml><?xml version="1.0" encoding="utf-8"?>
<math xmlns="http://www.w3.org/1998/Math/MathML">
  <semantics>
    <mrow>
      <mrow>
        <mi>A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A = %omega(n)%DELTA t - %beta (k+1/2) %DELTA z</annotation>
  </semantics>
</math>
</file>

<file path=Object 32/content.xml><?xml version="1.0" encoding="utf-8"?>
<math xmlns="http://www.w3.org/1998/Math/MathML">
  <semantics>
    <mrow>
      <mrow>
        <mi>B</mi>
        <mo stretchy="false">=</mo>
        <mo stretchy="false">ω</mo>
      </mrow>
      <mrow>
        <mo stretchy="false">(</mo>
        <mrow>
          <mi>n</mi>
        </mrow>
        <mo stretchy="false">)</mo>
      </mrow>
      <mo stretchy="false">Δ</mo>
      <mrow>
        <mi>t</mi>
        <mo stretchy="false">−</mo>
        <mo stretchy="false">β</mo>
      </mrow>
      <mrow>
        <mo stretchy="false">(</mo>
        <mrow>
          <mrow>
            <mi>k</mi>
            <mo stretchy="false">−</mo>
            <mrow>
              <mn>1</mn>
              <mo stretchy="false">/</mo>
              <mn>2</mn>
            </mrow>
          </mrow>
        </mrow>
        <mo stretchy="false">)</mo>
      </mrow>
      <mo stretchy="false">Δ</mo>
      <mi>z</mi>
    </mrow>
    <annotation encoding="StarMath 5.0">B = %omega (n)%DELTA t - %beta (k-1/2) %DELTA z</annotation>
  </semantics>
</math>
</file>

<file path=Object 33/content.xml><?xml version="1.0" encoding="utf-8"?>
<math xmlns="http://www.w3.org/1998/Math/MathML">
  <semantics>
    <mrow>
      <mrow>
        <mo stretchy="false">−</mo>
        <mrow>
          <mfrac>
            <mrow>
              <mo stretchy="false">Δ</mo>
              <mi>t</mi>
            </mrow>
            <mrow>
              <mo stretchy="false">Δ</mo>
              <mi>z</mi>
              <mi>C</mi>
              <msub>
                <mi>Z</mi>
                <mrow>
                  <mn>0</mn>
                </mrow>
              </msub>
            </mrow>
          </mfrac>
        </mrow>
      </mrow>
    </mrow>
    <annotation encoding="StarMath 5.0">-{{%DELTA t} over {%DELTA z C Z_{0}} }</annotation>
  </semantics>
</math>
</file>

<file path=Object 34/content.xml><?xml version="1.0" encoding="utf-8"?>
<math xmlns="http://www.w3.org/1998/Math/MathML">
  <semantics>
    <mrow>
      <mrow>
        <mn>2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  <mn>2</mn>
          </mrow>
        </mrow>
      </mrow>
      <mo stretchy="false">→</mo>
      <mrow>
        <mn>1</mn>
        <mo stretchy="false">≤</mo>
        <mrow>
          <mo stretchy="false">−</mo>
          <mrow>
            <mfrac>
              <mrow>
                <mo stretchy="false">Δ</mo>
                <mi>t</mi>
              </mrow>
              <mrow>
                <mo stretchy="false">Δ</mo>
                <mi>z</mi>
                <mi>C</mi>
                <msub>
                  <mi>Z</mi>
                  <mrow>
                    <mn>0</mn>
                  </mrow>
                </msub>
              </mrow>
            </mfrac>
          </mrow>
        </mrow>
      </mrow>
    </mrow>
    <annotation encoding="StarMath 5.0">2 &lt;= -{ {%DELTA t} over {%DELTA z C Z_{0} }2} rightarrow 1 &lt;= -{ {%DELTA t} over {%DELTA z C Z_{0} }}</annotation>
  </semantics>
</math>
</file>

<file path=Object 35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frac>
          <mrow>
            <mn>1</mn>
          </mrow>
          <mrow>
            <mi>C</mi>
            <msub>
              <mi>u</mi>
              <mrow>
                <mi>f</mi>
              </mrow>
            </msub>
          </mrow>
        </mfrac>
      </mrow>
    </mrow>
    <annotation encoding="StarMath 5.0">Z_{0} = {1} over {C u_{f}} </annotation>
  </semantics>
</math>
</file>

<file path=Object 36/content.xml><?xml version="1.0" encoding="utf-8"?>
<math xmlns="http://www.w3.org/1998/Math/MathML">
  <semantics>
    <mrow>
      <msub>
        <mi>u</mi>
        <mrow>
          <mi>f</mi>
        </mrow>
      </msub>
    </mrow>
    <annotation encoding="StarMath 5.0">u_{f}</annotation>
  </semantics>
</math>
</file>

<file path=Object 37/content.xml><?xml version="1.0" encoding="utf-8"?>
<math xmlns="http://www.w3.org/1998/Math/MathML">
  <semantics>
    <mrow>
      <mo stretchy="false">Δ</mo>
      <mrow>
        <mi>t</mi>
        <mo stretchy="false">≤</mo>
        <mfrac>
          <mrow>
            <mo stretchy="false">Δ</mo>
            <mi>z</mi>
          </mrow>
          <mrow>
            <msub>
              <mi>u</mi>
              <mrow>
                <mi>f</mi>
              </mrow>
            </msub>
          </mrow>
        </mfrac>
      </mrow>
    </mrow>
    <annotation encoding="StarMath 5.0">%DELTA t &lt;= {%DELTA z} over {u_{f}} </annotation>
  </semantics>
</math>
</file>

<file path=Object 38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39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4/content.xml><?xml version="1.0" encoding="utf-8"?>
<math xmlns="http://www.w3.org/1998/Math/MathML">
  <semantics>
    <mrow>
      <mrow>
        <msubsup>
          <mi>u</mi>
          <mrow>
            <mrow>
              <mi>i</mi>
              <mo stretchy="false">+</mo>
              <mn>1</mn>
            </mrow>
          </mrow>
          <mi>n</mi>
        </msubsup>
        <mo stretchy="false">=</mo>
        <mrow>
          <msubsup>
            <mi>u</mi>
            <mi>i</mi>
            <mi>n</mi>
          </msubsup>
          <mo stretchy="false">+</mo>
          <mo stretchy="false">Δ</mo>
        </mrow>
      </mrow>
      <mi>x</mi>
      <mrow>
        <mfrac>
          <mrow>
            <mo stretchy="false">∂</mo>
            <msubsup>
              <mi>u</mi>
              <mi>i</mi>
              <mi>n</mi>
            </msubsup>
          </mrow>
          <mrow>
            <mo stretchy="false">∂</mo>
            <mi>x</mi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2</mn>
            </msup>
          </mrow>
          <mrow>
            <mn>2</mn>
            <mi>!</mi>
          </mrow>
        </mfrac>
      </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3</mn>
            </msup>
          </mrow>
          <mrow>
            <mn>3</mn>
            <mi>!</mi>
          </mrow>
        </mfrac>
      </mrow>
      <mrow>
        <mfrac>
          <mrow>
            <msup>
              <mo stretchy="false">∂</mo>
              <mn>3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3</mn>
            </msup>
          </mrow>
        </mfrac>
        <mo stretchy="false">+</mo>
        <mn>...</mn>
      </mrow>
    </mrow>
    <annotation encoding="StarMath 5.0">u^n_{i+1} = u^n_i + %DELTA x  {partial u^n_i}over{partial x} + {(%DELTA x)^2}over{2!} {partial^2 u^n_i}over{partial x^2} + {(%DELTA x)^3}over{3!} {partial^3 u^n_i}over{partial x^3}+...</annotation>
  </semantics>
</math>
</file>

<file path=Object 40/content.xml><?xml version="1.0" encoding="utf-8"?>
<math xmlns="http://www.w3.org/1998/Math/MathML">
  <semantics>
    <mrow>
      <mrow>
        <mrow>
          <msubsup>
            <mi>u</mi>
            <mrow>
              <mrow>
                <mi>i</mi>
                <mo stretchy="false">+</mo>
                <mn>1</mn>
              </mrow>
            </mrow>
            <mi>n</mi>
          </msubsup>
          <mo stretchy="false">+</mo>
          <msubsup>
            <mi>u</mi>
            <mrow>
              <mrow>
                <mi>i</mi>
                <mo stretchy="false">−</mo>
                <mn>1</mn>
              </mrow>
            </mrow>
            <mi>n</mi>
          </msubsup>
        </mrow>
        <mo stretchy="false">=</mo>
        <mrow>
          <msubsup>
            <mn>2u</mn>
            <mi>i</mi>
            <mi>n</mi>
          </msubsup>
          <mo stretchy="false">+</mo>
          <msup>
            <mrow>
              <mo stretchy="false">(</mo>
              <mrow>
                <mo stretchy="false">Δ</mo>
                <mi>x</mi>
              </mrow>
              <mo stretchy="false">)</mo>
            </mrow>
            <mn>2</mn>
          </msup>
        </mrow>
      </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4</mn>
            </msup>
          </mrow>
          <mrow>
            <mn>12</mn>
          </mrow>
        </mfrac>
      </mrow>
      <mrow>
        <mfrac>
          <mrow>
            <msup>
              <mo stretchy="false">∂</mo>
              <mn>4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4</mn>
            </msup>
          </mrow>
        </mfrac>
        <mo stretchy="false">+</mo>
        <mn>...</mn>
      </mrow>
    </mrow>
    <annotation encoding="StarMath 5.0">u^n_{i+1}+ u^n_{i-1} = 2u^n_i + (%DELTA x)^2 {partial^2 u^n_i}over{partial x^2} +{(%DELTA x)^4}over{12} {partial^4 u^n_i}over{partial x^4} + ...</annotation>
  </semantics>
</math>
</file>

<file path=Object 4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=</mo>
        <mrow>
          <mfrac>
            <mrow>
              <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</mrow>
                    <mi>n</mi>
                  </msubsup>
                  <mo stretchy="false">+</mo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  <mi>n</mi>
                  </msubsup>
                </mrow>
                <mo stretchy="false">−</mo>
                <msubsup>
                  <mn>2u</mn>
                  <mi>i</mi>
                  <mi>n</mi>
                </msubsup>
              </mrow>
            </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2</mn>
            </msup>
          </mfrac>
          <mo stretchy="false">−</mo>
          <mfrac>
            <mrow>
              <msup>
                <mrow>
                  <mo stretchy="false">(</mo>
                  <mrow>
                    <mo stretchy="false">Δ</mo>
                    <mi>x</mi>
                  </mrow>
                  <mo stretchy="false">)</mo>
                </mrow>
                <mn>2</mn>
              </msup>
            </mrow>
            <mrow>
              <mn>12</mn>
            </mrow>
          </mfrac>
        </mrow>
      </mrow>
      <mrow>
        <mfrac>
          <mrow>
            <msup>
              <mo stretchy="false">∂</mo>
              <mn>4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4</mn>
            </msup>
          </mrow>
        </mfrac>
        <mo stretchy="false">−</mo>
        <mn>...</mn>
      </mrow>
    </mrow>
    <annotation encoding="StarMath 5.0">{partial^2 u^n_i}over{partial x^2}  = {u^n_{i+1}+ u^n_{i-1}- 2u^n_i} over (%DELTA x)^2  -{(%DELTA x)^2}over{12} {partial^4 u^n_i}over{partial x^4} - ... </annotation>
  </semantics>
</math>
</file>

<file path=Object 42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43/content.xml><?xml version="1.0" encoding="utf-8"?>
<math xmlns="http://www.w3.org/1998/Math/MathML">
  <semantics>
    <mrow>
      <msubsup>
        <mi>v</mi>
        <mrow>
          <mi>K</mi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K}^{n+1/2}</annotation>
  </semantics>
</math>
</file>

<file path=Object 44/content.xml><?xml version="1.0" encoding="utf-8"?>
<math xmlns="http://www.w3.org/1998/Math/MathML">
  <semantics>
    <mrow>
      <msubsup>
        <mi>v</mi>
        <mrow>
          <mn>1</mn>
        </mrow>
        <mrow>
          <mrow>
            <mi>n</mi>
            <mo stretchy="false">+</mo>
            <mrow>
              <mn>1</mn>
              <mo stretchy="false">/</mo>
              <mn>2</mn>
            </mrow>
          </mrow>
        </mrow>
      </msubsup>
    </mrow>
    <annotation encoding="StarMath 5.0">v_{1}^{n+1/2}</annotation>
  </semantics>
</math>
</file>

<file path=Object 45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n>0</mn>
      </mrow>
    </mrow>
    <annotation encoding="StarMath 5.0">v_{K}^{n+1/2} = 0</annotation>
  </semantics>
</math>
</file>

<file path=Object 46/content.xml><?xml version="1.0" encoding="utf-8"?>
<math xmlns="http://www.w3.org/1998/Math/MathML">
  <semantics>
    <mrow>
      <mrow>
        <msubsup>
          <mi>v</mi>
          <mrow>
            <mi>K</mi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  <mo stretchy="false">=</mo>
        <msubsup>
          <mi>v</mi>
          <mrow>
            <mrow>
              <mi>K</mi>
              <mo stretchy="false">−</mo>
              <mn>1</mn>
            </mrow>
          </mrow>
          <mrow>
            <mrow>
              <mi>n</mi>
              <mo stretchy="false">+</mo>
              <mrow>
                <mn>1</mn>
                <mo stretchy="false">/</mo>
                <mn>2</mn>
              </mrow>
            </mrow>
          </mrow>
        </msubsup>
      </mrow>
    </mrow>
    <annotation encoding="StarMath 5.0">v_{K}^{n+1/2} = v_{K-1}^{n+1/2}</annotation>
  </semantics>
</math>
</file>

<file path=Object 47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8/content.xml><?xml version="1.0" encoding="utf-8"?>
<math xmlns="http://www.w3.org/1998/Math/MathML">
  <semantics>
    <mrow>
      <mrow>
        <mi>N</mi>
        <mo stretchy="false">=</mo>
        <mfrac>
          <mrow>
            <mn>10z</mn>
          </mrow>
          <mrow>
            <msub>
              <mi>u</mi>
              <mrow>
                <mi>f</mi>
              </mrow>
            </msub>
          </mrow>
        </mfrac>
      </mrow>
    </mrow>
    <annotation encoding="StarMath 5.0">N = {10z} over {u_{f}} </annotation>
  </semantics>
</math>
</file>

<file path=Object 49/content.xml><?xml version="1.0" encoding="utf-8"?>
<math xmlns="http://www.w3.org/1998/Math/MathML">
  <semantics>
    <mrow>
      <mrow>
        <mover accent="true">
          <mi>k</mi>
          <mo stretchy="false">̃</mo>
        </mover>
        <mo stretchy="false">=</mo>
        <mfrac>
          <mn>1</mn>
          <mrow>
            <mo stretchy="false">Δ</mo>
            <mi>x</mi>
          </mrow>
        </mfrac>
      </mrow>
      <mrow>
        <mrow>
          <mo stretchy="false">(</mo>
          <mrow>
            <mi>k</mi>
            <mo stretchy="false">Δ</mo>
            <mi>x</mi>
          </mrow>
          <mo stretchy="false">)</mo>
        </mrow>
        <mo stretchy="false">=</mo>
        <mi>k</mi>
      </mrow>
    </mrow>
    <annotation encoding="StarMath 5.0">tilde k = 1 over {%DELTA x} (k %DELTA x) = k</annotation>
  </semantics>
</math>
</file>

<file path=Object 5/content.xml><?xml version="1.0" encoding="utf-8"?>
<math xmlns="http://www.w3.org/1998/Math/MathML">
  <semantics>
    <mrow>
      <mo stretchy="false">Δ</mo>
      <mi>x</mi>
    </mrow>
    <annotation encoding="StarMath 5.0">%DELTA x</annotation>
  </semantics>
</math>
</file>

<file path=Object 50/content.xml><?xml version="1.0" encoding="utf-8"?>
<math xmlns="http://www.w3.org/1998/Math/MathML">
  <semantics>
    <mrow>
      <mo stretchy="false">Δ</mo>
      <mrow>
        <mi>z</mi>
        <mo stretchy="false">=</mo>
        <mn>0.0001</mn>
      </mrow>
      <mi>m</mi>
    </mrow>
    <annotation encoding="StarMath 5.0">%DELTA z = 0.0001 m</annotation>
  </semantics>
</math>
</file>

<file path=Object 51/content.xml><?xml version="1.0" encoding="utf-8"?>
<math xmlns="http://www.w3.org/1998/Math/MathML">
  <semantics>
    <mrow>
      <mo stretchy="false">Δ</mo>
      <mrow>
        <mi>t</mi>
        <mo stretchy="false">=</mo>
        <mn>0,3086,</mn>
      </mrow>
      <mi mathvariant="italic">ps</mi>
    </mrow>
    <annotation encoding="StarMath 5.0">%DELTA t = 0,3086, ps</annotation>
  </semantics>
</math>
</file>

<file path=Object 52/content.xml><?xml version="1.0" encoding="utf-8"?>
<math xmlns="http://www.w3.org/1998/Math/MathML">
  <semantics>
    <mrow>
      <mo stretchy="false">Δ</mo>
      <mrow>
        <mi>z</mi>
        <mo stretchy="false">≤</mo>
        <mfrac>
          <msub>
            <mo stretchy="false">λ</mo>
            <mrow>
              <mi mathvariant="italic">min</mi>
            </mrow>
          </msub>
          <mn>10</mn>
        </mfrac>
      </mrow>
    </mrow>
    <annotation encoding="StarMath 5.0">%DELTA z &lt;= %lambda_{min} over 10</annotation>
  </semantics>
</math>
</file>

<file path=Object 5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4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5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56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7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8/content.xml><?xml version="1.0" encoding="utf-8"?>
<math xmlns="http://www.w3.org/1998/Math/MathML">
  <semantics>
    <mrow>
      <mrow>
        <msub>
          <mi>v</mi>
          <mrow>
            <mi mathvariant="italic">s2</mi>
          </mrow>
        </msub>
        <mo stretchy="false">=</mo>
        <mi>u</mi>
      </mrow>
      <mrow>
        <mrow>
          <mo stretchy="false">(</mo>
          <mrow>
            <mi>t</mi>
          </mrow>
          <mo stretchy="false">)</mo>
        </mrow>
        <mo stretchy="false">−</mo>
        <mi>u</mi>
      </mrow>
      <mrow>
        <mo stretchy="false">(</mo>
        <mrow>
          <mrow>
            <mi>t</mi>
            <mo stretchy="false">−</mo>
            <mfrac>
              <mrow>
                <mi>z</mi>
              </mrow>
              <mrow>
                <msub>
                  <mn>10u</mn>
                  <mrow>
                    <mi>f</mi>
                  </mrow>
                </msub>
              </mrow>
            </mfrac>
          </mrow>
        </mrow>
        <mo stretchy="false">)</mo>
      </mrow>
    </mrow>
    <annotation encoding="StarMath 5.0">v_{s2} = u(t) - u(t -{z} over {10u_{f}} )</annotation>
  </semantics>
</math>
</file>

<file path=Object 59/content.xml><?xml version="1.0" encoding="utf-8"?>
<math xmlns="http://www.w3.org/1998/Math/MathML">
  <semantics>
    <mrow>
      <mo stretchy="false">∞</mo>
    </mrow>
    <annotation encoding="StarMath 5.0">infinity </annotation>
  </semantics>
</math>
</file>

<file path=Object 6/content.xml><?xml version="1.0" encoding="utf-8"?>
<math xmlns="http://www.w3.org/1998/Math/MathML">
  <semantics>
    <mrow>
      <mi>u</mi>
      <mrow>
        <mrow>
          <mo stretchy="false">(</mo>
          <mrow>
            <mi>x</mi>
            <mi>,</mi>
            <mi>t</mi>
          </mrow>
          <mo stretchy="false">)</mo>
        </mrow>
        <mo stretchy="false">=</mo>
        <msup>
          <mi>e</mi>
          <mrow>
            <mi>j</mi>
            <mrow>
              <mo stretchy="false">(</mo>
              <mrow>
                <mo stretchy="false">ω</mo>
                <mrow>
                  <mi>t</mi>
                  <mo stretchy="false">−</mo>
                  <mi mathvariant="italic">kx</mi>
                </mrow>
              </mrow>
              <mo stretchy="false">)</mo>
            </mrow>
          </mrow>
        </msup>
      </mrow>
    </mrow>
    <annotation encoding="StarMath 5.0">u(x,t)= e^{j(%omega t - kx)}</annotation>
  </semantics>
</math>
</file>

<file path=Object 60/content.xml><?xml version="1.0" encoding="utf-8"?>
<math xmlns="http://www.w3.org/1998/Math/MathML">
  <semantics>
    <mrow>
      <mn>100</mn>
      <mo stretchy="false">Ω</mo>
    </mrow>
    <annotation encoding="StarMath 5.0">100%OMEGA</annotation>
  </semantics>
</math>
</file>

<file path=Object 61/content.xml><?xml version="1.0" encoding="utf-8"?>
<math xmlns="http://www.w3.org/1998/Math/MathML">
  <semantics>
    <mrow>
      <mo stretchy="false">∞</mo>
    </mrow>
    <annotation encoding="StarMath 5.0">infinity</annotation>
  </semantics>
</math>
</file>

<file path=Object 62/content.xml><?xml version="1.0" encoding="utf-8"?>
<math xmlns="http://www.w3.org/1998/Math/MathML">
  <semantics>
    <mrow>
      <mn>100</mn>
      <mo stretchy="false">Ω</mo>
    </mrow>
    <annotation encoding="StarMath 5.0">100%OMEGA</annotation>
  </semantics>
</math>
</file>

<file path=Object 63/content.xml><?xml version="1.0" encoding="utf-8"?>
<math xmlns="http://www.w3.org/1998/Math/MathML">
  <semantics>
    <mrow>
      <mrow>
        <msub>
          <mi>v</mi>
          <mrow>
            <mi mathvariant="italic">s1</mi>
          </mrow>
        </msub>
        <mo stretchy="false">=</mo>
        <mn>2</mn>
      </mrow>
      <mi>u</mi>
      <mrow>
        <mo stretchy="false">(</mo>
        <mrow>
          <mi>t</mi>
        </mrow>
        <mo stretchy="false">)</mo>
      </mrow>
    </mrow>
    <annotation encoding="StarMath 5.0">v_{s1}= 2 u(t)</annotation>
  </semantics>
</math>
</file>

<file path=Object 64/content.xml><?xml version="1.0" encoding="utf-8"?>
<math xmlns="http://www.w3.org/1998/Math/MathML">
  <semantics>
    <mrow>
      <mfrac>
        <mi>Z</mi>
        <msub>
          <mn>10u</mn>
          <mrow>
            <mi>f</mi>
          </mrow>
        </msub>
      </mfrac>
    </mrow>
    <annotation encoding="StarMath 5.0">Z over 10u_{f}</annotation>
  </semantics>
</math>
</file>

<file path=Object 65/content.xml><?xml version="1.0" encoding="utf-8"?>
<math xmlns="http://www.w3.org/1998/Math/MathML">
  <semantics>
    <mrow>
      <mi>O</mi>
      <mrow>
        <mo stretchy="false">[</mo>
        <mrow>
          <msup>
            <mrow>
              <mo stretchy="false">(</mo>
              <mrow>
                <mo stretchy="false">Δ</mo>
                <mi>x</mi>
              </mrow>
              <mo stretchy="false">)</mo>
            </mrow>
            <mn>2</mn>
          </msup>
        </mrow>
        <mo stretchy="false">]</mo>
      </mrow>
    </mrow>
    <annotation encoding="StarMath 5.0">O[(%DELTA x)^2]</annotation>
  </semantics>
</math>
</file>

<file path=Object 66/content.xml><?xml version="1.0" encoding="utf-8"?>
<math xmlns="http://www.w3.org/1998/Math/MathML">
  <semantics>
    <mrow>
      <msup>
        <mrow>
          <mo stretchy="false">(</mo>
          <mrow>
            <mo stretchy="false">Δ</mo>
            <mi>x</mi>
          </mrow>
          <mo stretchy="false">)</mo>
        </mrow>
        <mn>2</mn>
      </msup>
    </mrow>
    <annotation encoding="StarMath 5.0">(%DELTA x)^2</annotation>
  </semantics>
</math>
</file>

<file path=Object 67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=</mo>
        <mrow>
          <mfrac>
            <mrow>
              <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</mrow>
                    <mi>n</mi>
                  </msubsup>
                  <mo stretchy="false">+</mo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  <mi>n</mi>
                  </msubsup>
                </mrow>
                <mo stretchy="false">−</mo>
                <msubsup>
                  <mn>2u</mn>
                  <mi>i</mi>
                  <mi>n</mi>
                </msubsup>
              </mrow>
            </mrow>
            <mrow>
              <msup>
                <mrow>
                  <mo stretchy="false">(</mo>
                  <mrow>
                    <mo stretchy="false">Δ</mo>
                    <mi>x</mi>
                  </mrow>
                  <mo stretchy="false">)</mo>
                </mrow>
                <mn>2</mn>
              </msup>
            </mrow>
          </mfrac>
          <mo stretchy="false">+</mo>
          <mi>O</mi>
        </mrow>
      </mrow>
      <mrow>
        <mo stretchy="false">[</mo>
        <mrow>
          <msup>
            <mrow>
              <mo stretchy="false">(</mo>
              <mrow>
                <mo stretchy="false">Δ</mo>
                <mi>x</mi>
              </mrow>
              <mo stretchy="false">)</mo>
            </mrow>
            <mn>2</mn>
          </msup>
        </mrow>
        <mo stretchy="false">]</mo>
      </mrow>
    </mrow>
    <annotation encoding="StarMath 5.0">{partial^2 u^n_i}over{partial x^2}  = {u^n_{i+1}+ u^n_{i-1} - 2u_i^n}over{(%DELTA x)^2} + O[(%DELTA x)^2]</annotation>
  </semantics>
</math>
</file>

<file path=Object 68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t</mi>
              <mn>2</mn>
            </msup>
          </mrow>
        </mfrac>
        <mo stretchy="false">=</mo>
        <mrow>
          <mfrac>
            <mrow>
              <mrow>
                <mrow>
                  <msubsup>
                    <mi>u</mi>
                    <mrow>
                      <mi>i</mi>
                    </mrow>
                    <mrow>
                      <mrow>
                        <mi>n</mi>
                        <mo stretchy="false">+</mo>
                        <mn>1</mn>
                      </mrow>
                    </mrow>
                  </msubsup>
                  <mo stretchy="false">+</mo>
                  <msubsup>
                    <mi>u</mi>
                    <mrow>
                      <mi>i</mi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subsup>
                </mrow>
                <mo stretchy="false">−</mo>
                <msubsup>
                  <mn>2u</mn>
                  <mi>i</mi>
                  <mi>n</mi>
                </msubsup>
              </mrow>
            </mrow>
            <mrow>
              <msup>
                <mrow>
                  <mo stretchy="false">(</mo>
                  <mrow>
                    <mo stretchy="false">Δ</mo>
                    <mi>t</mi>
                  </mrow>
                  <mo stretchy="false">)</mo>
                </mrow>
                <mn>2</mn>
              </msup>
            </mrow>
          </mfrac>
          <mo stretchy="false">+</mo>
          <mi>O</mi>
        </mrow>
      </mrow>
      <mrow>
        <mo stretchy="false">[</mo>
        <mrow>
          <msup>
            <mrow>
              <mo stretchy="false">(</mo>
              <mrow>
                <mo stretchy="false">Δ</mo>
                <mi>t</mi>
              </mrow>
              <mo stretchy="false">)</mo>
            </mrow>
            <mn>2</mn>
          </msup>
        </mrow>
        <mo stretchy="false">]</mo>
      </mrow>
    </mrow>
    <annotation encoding="StarMath 5.0">{partial^2 u^n_i}over{partial t^2}  = {u^{n+1}_{i}+ u^{n-1}_{i} - 2u_i^n}over{(%DELTA t)^2} + O[(%DELTA t)^2]</annotation>
  </semantics>
</math>
</file>

<file path=Object 69/content.xml><?xml version="1.0" encoding="utf-8"?>
<math xmlns="http://www.w3.org/1998/Math/MathML">
  <semantics>
    <mtable>
      <mtr>
        <mtd>
          <mrow>
            <mrow>
              <mfrac>
                <mrow>
                  <mrow>
                    <mrow>
                      <msubsup>
                        <mi>u</mi>
                        <mrow>
                          <mi>i</mi>
                        </mrow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subsup>
                      <mo stretchy="false">+</mo>
                      <msubsup>
                        <mi>u</mi>
                        <mrow>
                          <mi>i</mi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bsup>
                    </mrow>
                    <mo stretchy="false">−</mo>
                    <msubsup>
                      <mn>2u</mn>
                      <mi>i</mi>
                      <mi>n</mi>
                    </msubsup>
                  </mrow>
                </mrow>
                <mrow>
                  <msup>
                    <mrow>
                      <mo stretchy="false">(</mo>
                      <mrow>
                        <mo stretchy="false">Δ</mo>
                        <mi>t</mi>
                      </mrow>
                      <mo stretchy="false">)</mo>
                    </mrow>
                    <mn>2</mn>
                  </msup>
                </mrow>
              </mfrac>
              <mo stretchy="false">+</mo>
              <mi>O</mi>
            </mrow>
            <mrow>
              <mrow>
                <mo stretchy="false">[</mo>
                <mrow>
                  <msup>
                    <mrow>
                      <mo stretchy="false">(</mo>
                      <mrow>
                        <mo stretchy="false">Δ</mo>
                        <mi>t</mi>
                      </mrow>
                      <mo stretchy="false">)</mo>
                    </mrow>
                    <mn>2</mn>
                  </msup>
                </mrow>
                <mo stretchy="false">]</mo>
              </mrow>
              <mo stretchy="false">=</mo>
              <mrow/>
            </mrow>
          </mrow>
        </mtd>
      </mtr>
      <mtr>
        <mtd>
          <mrow>
            <mrow/>
            <msup>
              <mi>v</mi>
              <mn>2</mn>
            </msup>
            <mfenced open="(" close=")">
              <mrow>
                <mrow>
                  <mfrac>
                    <mrow>
                      <mrow>
                        <mrow>
                          <msubsup>
                            <mi>u</mi>
                            <mrow>
                              <mrow>
                                <mi>i</mi>
                                <mo stretchy="false">+</mo>
                                <mn>1</mn>
                              </mrow>
                            </mrow>
                            <mi>n</mi>
                          </msubsup>
                          <mo stretchy="false">+</mo>
                          <msubsup>
                            <mi>u</mi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  <mi>n</mi>
                          </msubsup>
                        </mrow>
                        <mo stretchy="false">−</mo>
                        <msubsup>
                          <mn>2u</mn>
                          <mi>i</mi>
                          <mi>n</mi>
                        </msubsup>
                      </mrow>
                    </mrow>
                    <mrow>
                      <msup>
                        <mrow>
                          <mo stretchy="false">(</mo>
                          <mrow>
                            <mo stretchy="false">Δ</mo>
                            <mi>x</mi>
                          </mrow>
                          <mo stretchy="false">)</mo>
                        </mrow>
                        <mn>2</mn>
                      </msup>
                    </mrow>
                  </mfrac>
                  <mo stretchy="false">+</mo>
                  <mi>O</mi>
                </mrow>
                <mrow>
                  <mo stretchy="false">[</mo>
                  <mrow>
                    <msup>
                      <mrow>
                        <mo stretchy="false">(</mo>
                        <mrow>
                          <mo stretchy="false">Δ</mo>
                          <mi>x</mi>
                        </mrow>
                        <mo stretchy="false">)</mo>
                      </mrow>
                      <mn>2</mn>
                    </msup>
                  </mrow>
                  <mo stretchy="false">]</mo>
                </mrow>
              </mrow>
            </mfenced>
          </mrow>
        </mtd>
      </mtr>
    </mtable>
    <annotation encoding="StarMath 5.0">{u^{n+1}_{i}+ u^{n-1}_{i} - 2u_i^n}over{(%DELTA t)^2} + O[(%DELTA t)^2] = {}newline{} v^2 left ( {u^n_{i+1}+ u^n_{i-1} - 2u_i^n}over{(%DELTA x)^2} + O[(%DELTA x)^2] right )</annotation>
  </semantics>
</math>
</file>

<file path=Object 7/content.xml><?xml version="1.0" encoding="utf-8"?>
<math xmlns="http://www.w3.org/1998/Math/MathML">
  <semantics>
    <mrow>
      <mrow>
        <msubsup>
          <mi>u</mi>
          <mrow>
            <mrow>
              <mi>i</mi>
              <mo stretchy="false">−</mo>
              <mn>1</mn>
            </mrow>
          </mrow>
          <mi>n</mi>
        </msubsup>
        <mo stretchy="false">=</mo>
        <mrow>
          <msubsup>
            <mi>u</mi>
            <mi>i</mi>
            <mi>n</mi>
          </msubsup>
          <mo stretchy="false">−</mo>
          <mo stretchy="false">Δ</mo>
        </mrow>
      </mrow>
      <mi>x</mi>
      <mrow>
        <mfrac>
          <mrow>
            <mo stretchy="false">∂</mo>
            <msubsup>
              <mi>u</mi>
              <mi>i</mi>
              <mi>n</mi>
            </msubsup>
          </mrow>
          <mrow>
            <mo stretchy="false">∂</mo>
            <mi>x</mi>
          </mrow>
        </mfrac>
        <mo stretchy="false">+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2</mn>
            </msup>
          </mrow>
          <mrow>
            <mn>2</mn>
            <mi>!</mi>
          </mrow>
        </mfrac>
      </mrow>
      <mrow>
        <mfrac>
          <mrow>
            <msup>
              <mo stretchy="false">∂</mo>
              <mn>2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2</mn>
            </msup>
          </mrow>
        </mfrac>
        <mo stretchy="false">−</mo>
        <mfrac>
          <mrow>
            <msup>
              <mrow>
                <mo stretchy="false">(</mo>
                <mrow>
                  <mo stretchy="false">Δ</mo>
                  <mi>x</mi>
                </mrow>
                <mo stretchy="false">)</mo>
              </mrow>
              <mn>3</mn>
            </msup>
          </mrow>
          <mrow>
            <mn>3</mn>
            <mi>!</mi>
          </mrow>
        </mfrac>
      </mrow>
      <mrow>
        <mfrac>
          <mrow>
            <msup>
              <mo stretchy="false">∂</mo>
              <mn>3</mn>
            </msup>
            <msubsup>
              <mi>u</mi>
              <mi>i</mi>
              <mi>n</mi>
            </msubsup>
          </mrow>
          <mrow>
            <mo stretchy="false">∂</mo>
            <msup>
              <mi>x</mi>
              <mn>3</mn>
            </msup>
          </mrow>
        </mfrac>
        <mo stretchy="false">+</mo>
        <mn>...</mn>
      </mrow>
    </mrow>
    <annotation encoding="StarMath 5.0">u^n_{i-1} = u^n_i - %DELTA x {partial u^n_i}over{partial x} + {(%DELTA x)^2}over{2!} {partial^2 u^n_i}over{partial x^2} - {(%DELTA x)^3}over{3!} {partial^3 u^n_i}over{partial x^3}+...</annotation>
  </semantics>
</math>
</file>

<file path=Object 70/content.xml><?xml version="1.0" encoding="utf-8"?>
<math xmlns="http://www.w3.org/1998/Math/MathML">
  <semantics>
    <mrow>
      <mrow>
        <msubsup>
          <mi>u</mi>
          <mi>i</mi>
          <mrow>
            <mrow>
              <mi>n</mi>
              <mo stretchy="false">+</mo>
              <mn>1</mn>
            </mrow>
          </mrow>
        </msubsup>
        <mo stretchy="false">≃</mo>
        <msup>
          <mrow>
            <mo stretchy="false">(</mo>
            <mrow>
              <mi>v</mi>
              <mo stretchy="false">Δ</mo>
              <mi>t</mi>
            </mrow>
            <mo stretchy="false">)</mo>
          </mrow>
          <mn>2</mn>
        </msup>
      </mrow>
      <mrow>
        <mrow>
          <mfenced open="[" close="]">
            <mrow>
              <mfrac>
                <mrow>
                  <mrow>
                    <mrow>
                      <msubsup>
                        <mi>u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  <mrow>
                          <mi>n</mi>
                        </mrow>
                      </msubsup>
                      <mo stretchy="false">+</mo>
                      <msubsup>
                        <mi>u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  <mrow>
                          <mi>n</mi>
                        </mrow>
                      </msubsup>
                    </mrow>
                    <mo stretchy="false">−</mo>
                    <msubsup>
                      <mn>2u</mn>
                      <mi>i</mi>
                      <mrow>
                        <mi>n</mi>
                      </mrow>
                    </msubsup>
                  </mrow>
                </mrow>
                <mrow>
                  <msup>
                    <mrow>
                      <mo stretchy="false">(</mo>
                      <mrow>
                        <mo stretchy="false">Δ</mo>
                        <mi>x</mi>
                      </mrow>
                      <mo stretchy="false">)</mo>
                    </mrow>
                    <mn>2</mn>
                  </msup>
                </mrow>
              </mfrac>
            </mrow>
          </mfenced>
          <mo stretchy="false">+</mo>
          <msubsup>
            <mn>2u</mn>
            <mi>i</mi>
            <mrow>
              <mi>n</mi>
            </mrow>
          </msubsup>
        </mrow>
        <mo stretchy="false">−</mo>
        <msubsup>
          <mi>u</mi>
          <mi>i</mi>
          <mrow>
            <mrow>
              <mi>n</mi>
              <mo stretchy="false">−</mo>
              <mn>1</mn>
            </mrow>
          </mrow>
        </msubsup>
      </mrow>
    </mrow>
    <annotation encoding="StarMath 5.0">u^{n+1}_i  simeq (v%DELTA t)^2 left [{u^{n}_{i+1} + u^{n}_{i-1} - 2u^{n}_i}over{(%DELTA x)^2}  right] + 2u^{n}_i - u^{n-1}_i </annotation>
  </semantics>
</math>
</file>

<file path=Object 71/content.xml><?xml version="1.0" encoding="utf-8"?>
<math xmlns="http://www.w3.org/1998/Math/MathML">
  <semantics>
    <mrow>
      <mrow>
        <msub>
          <mi>x</mi>
          <mi>i</mi>
        </msub>
        <mo stretchy="false">=</mo>
        <mi>i</mi>
      </mrow>
      <mo stretchy="false">Δ</mo>
      <mi>x</mi>
      <mtext> e </mtext>
      <mrow>
        <msub>
          <mi>t</mi>
          <mi>n</mi>
        </msub>
        <mo stretchy="false">=</mo>
        <mi>n</mi>
      </mrow>
      <mo stretchy="false">Δ</mo>
      <mi>t</mi>
    </mrow>
    <annotation encoding="StarMath 5.0">x_i = i%DELTA x  " e " t_n = n%DELTA t</annotation>
  </semantics>
</math>
</file>

<file path=Object 72/content.xml><?xml version="1.0" encoding="utf-8"?>
<math xmlns="http://www.w3.org/1998/Math/MathML">
  <semantics>
    <mrow>
      <mo stretchy="false">λ</mo>
    </mrow>
    <annotation encoding="StarMath 5.0">%lambda </annotation>
  </semantics>
</math>
</file>

<file path=Object 73/content.xml><?xml version="1.0" encoding="utf-8"?>
<math xmlns="http://www.w3.org/1998/Math/MathML">
  <semantics>
    <mrow>
      <mi>f</mi>
    </mrow>
    <annotation encoding="StarMath 5.0">f</annotation>
  </semantics>
</math>
</file>

<file path=Object 74/content.xml><?xml version="1.0" encoding="utf-8"?>
<math xmlns="http://www.w3.org/1998/Math/MathML">
  <semantics>
    <mrow>
      <mrow>
        <mi>k</mi>
        <mo stretchy="false">=</mo>
        <mfrac>
          <mrow>
            <mn>2</mn>
            <mo stretchy="false">π</mo>
          </mrow>
          <mo stretchy="false">λ</mo>
        </mfrac>
      </mrow>
    </mrow>
    <annotation encoding="StarMath 5.0">k = {2%pi}over %lambda</annotation>
  </semantics>
</math>
</file>

<file path=Object 75/content.xml><?xml version="1.0" encoding="utf-8"?>
<math xmlns="http://www.w3.org/1998/Math/MathML">
  <semantics>
    <mrow>
      <mrow>
        <mo stretchy="false">ω</mo>
        <mo stretchy="false">=</mo>
        <mn>2</mn>
      </mrow>
      <mo stretchy="false">π</mo>
      <mi>f</mi>
    </mrow>
    <annotation encoding="StarMath 5.0">%omega = 2%pi f</annotation>
  </semantics>
</math>
</file>

<file path=Object 76/content.xml><?xml version="1.0" encoding="utf-8"?>
<math xmlns="http://www.w3.org/1998/Math/MathML">
  <semantics>
    <mrow>
      <mi>v</mi>
      <mo stretchy="false">Δ</mo>
      <mrow>
        <mi>t</mi>
        <mo stretchy="false">=</mo>
        <mo stretchy="false">Δ</mo>
      </mrow>
      <mi>x</mi>
    </mrow>
    <annotation encoding="StarMath 5.0">v %DELTA t = %DELTA x</annotation>
  </semantics>
</math>
</file>

<file path=Object 77/content.xml><?xml version="1.0" encoding="utf-8"?>
<math xmlns="http://www.w3.org/1998/Math/MathML">
  <semantics>
    <mrow>
      <mrow>
        <mrow>
          <mover accent="true">
            <mi>k</mi>
            <mo stretchy="false">̃</mo>
          </mover>
          <mo stretchy="false">=</mo>
          <mfrac>
            <mrow>
              <mo stretchy="false">ω</mo>
              <mo stretchy="false">Δ</mo>
              <mi>t</mi>
            </mrow>
            <mrow>
              <mi>v</mi>
              <mo stretchy="false">Δ</mo>
              <mi>t</mi>
            </mrow>
          </mfrac>
        </mrow>
        <mo stretchy="false">=</mo>
        <mi>k</mi>
      </mrow>
    </mrow>
    <annotation encoding="StarMath 5.0">tilde k = {%omega %DELTA t}over {v %DELTA t}  = k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i>j</mi>
            <mo stretchy="false">ω</mo>
          </mrow>
          <mo stretchy="false">)</mo>
        </mrow>
        <mn>2</mn>
      </msup>
      <mrow>
        <msup>
          <mi>e</mi>
          <mrow>
            <mi>j</mi>
            <mrow>
              <mo stretchy="false">(</mo>
              <mrow>
                <mo stretchy="false">ω</mo>
                <mrow>
                  <mi>t</mi>
                  <mo stretchy="false">−</mo>
                  <mi mathvariant="italic">kx</mi>
                </mrow>
              </mrow>
              <mo stretchy="false">)</mo>
            </mrow>
          </mrow>
        </msup>
        <mo stretchy="false">=</mo>
        <msup>
          <mi>v</mi>
          <mn>2</mn>
        </msup>
      </mrow>
      <msup>
        <mrow>
          <mo stretchy="false">(</mo>
          <mrow>
            <mrow>
              <mo stretchy="false">−</mo>
              <mi mathvariant="italic">jk</mi>
            </mrow>
          </mrow>
          <mo stretchy="false">)</mo>
        </mrow>
        <mn>2</mn>
      </msup>
      <msup>
        <mi>e</mi>
        <mrow>
          <mi>j</mi>
          <mrow>
            <mo stretchy="false">(</mo>
            <mrow>
              <mo stretchy="false">ω</mo>
              <mrow>
                <mi>t</mi>
                <mo stretchy="false">−</mo>
                <mi mathvariant="italic">kx</mi>
              </mrow>
            </mrow>
            <mo stretchy="false">)</mo>
          </mrow>
        </mrow>
      </msup>
    </mrow>
    <annotation encoding="StarMath 5.0">(j%omega)^2 e^{j(%omega t -kx)}= v^2 (-jk)^2 e^{j(%omega t - kx)} </annotation>
  </semantics>
</math>
</file>

<file path=Object 9/content.xml><?xml version="1.0" encoding="utf-8"?>
<math xmlns="http://www.w3.org/1998/Math/MathML">
  <semantics>
    <mrow>
      <mrow>
        <mi>k</mi>
        <mo stretchy="false">=</mo>
        <mrow>
          <mo stretchy="false">±</mo>
          <mtext> </mtext>
        </mrow>
      </mrow>
      <mfrac>
        <mrow>
          <mo stretchy="false">ω</mo>
        </mrow>
        <mi>v</mi>
      </mfrac>
    </mrow>
    <annotation encoding="StarMath 5.0">k = plusminus " " {%omega} over v</annotation>
  </semantics>
</math>
</file>